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Footnote">
      <style:text-properties officeooo:paragraph-rsid="010e50f6"/>
    </style:style>
    <style:style style:name="P19" style:family="paragraph" style:parent-style-name="Footnote">
      <style:paragraph-properties fo:text-indent="0cm" style:auto-text-indent="false"/>
      <style:text-properties officeooo:paragraph-rsid="010e50f6"/>
    </style:style>
    <style:style style:name="P20" style:family="paragraph" style:parent-style-name="Standard">
      <style:text-properties style:font-name="Liberation Serif" style:text-underline-style="none" officeooo:rsid="00810a4d" officeooo:paragraph-rsid="011b00cf"/>
    </style:style>
    <style:style style:name="P21" style:family="paragraph" style:parent-style-name="Standard">
      <style:text-properties style:font-name="Liberation Serif" style:text-underline-style="none" officeooo:rsid="00810a4d" officeooo:paragraph-rsid="00ae18ca"/>
    </style:style>
    <style:style style:name="P22" style:family="paragraph" style:parent-style-name="Table">
      <style:paragraph-properties fo:keep-with-next="always"/>
    </style:style>
    <style:style style:name="P23" style:family="paragraph" style:parent-style-name="Table">
      <style:paragraph-properties fo:text-align="center" style:justify-single-word="false" fo:keep-with-next="always"/>
    </style:style>
    <style:style style:name="P24"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5"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7" style:family="paragraph" style:parent-style-name="Table">
      <style:paragraph-properties fo:text-align="center" style:justify-single-word="false"/>
    </style:style>
    <style:style style:name="P28" style:family="paragraph" style:parent-style-name="Table_20_Contents">
      <style:text-properties style:font-name="Liberation Serif" officeooo:paragraph-rsid="00b27e06"/>
    </style:style>
    <style:style style:name="P29" style:family="paragraph" style:parent-style-name="Table_20_Contents">
      <style:text-properties style:font-name="Liberation Serif" officeooo:rsid="00b09166" officeooo:paragraph-rsid="00b27e06"/>
    </style:style>
    <style:style style:name="P30" style:family="paragraph" style:parent-style-name="Table_20_Contents">
      <style:paragraph-properties fo:text-align="center" style:justify-single-word="false"/>
      <style:text-properties style:font-name="Liberation Serif" officeooo:rsid="00b09166" officeooo:paragraph-rsid="00b27e06"/>
    </style:style>
    <style:style style:name="P31" style:family="paragraph" style:parent-style-name="Table_20_Contents">
      <style:text-properties style:font-name="Bookerly" fo:font-size="12pt" officeooo:rsid="00b09166" officeooo:paragraph-rsid="00b27e06" style:font-size-asian="12pt" style:font-size-complex="12pt"/>
    </style:style>
    <style:style style:name="P32" style:family="paragraph" style:parent-style-name="Table_20_Contents">
      <style:text-properties style:font-name="Bookerly" fo:font-size="12pt" officeooo:paragraph-rsid="00b27e06" style:font-size-asian="12pt" style:font-size-complex="12pt"/>
    </style:style>
    <style:style style:name="P33"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4"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6" style:family="paragraph" style:parent-style-name="Table_20_Contents">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39" style:family="paragraph" style:parent-style-name="Standard">
      <style:text-properties officeooo:paragraph-rsid="00b27e06"/>
    </style:style>
    <style:style style:name="P40" style:family="paragraph" style:parent-style-name="Standard">
      <style:text-properties style:font-name="Liberation Serif" style:text-underline-style="none" officeooo:rsid="00810a4d" officeooo:paragraph-rsid="00770bed"/>
    </style:style>
    <style:style style:name="P41" style:family="paragraph" style:parent-style-name="Standard">
      <style:text-properties style:text-underline-style="none" officeooo:rsid="007c7e59" officeooo:paragraph-rsid="00770bed"/>
    </style:style>
    <style:style style:name="P42" style:family="paragraph" style:parent-style-name="Standard">
      <style:paragraph-properties fo:break-before="auto" fo:break-after="auto"/>
      <style:text-properties style:text-underline-style="none" officeooo:rsid="007514fe" officeooo:paragraph-rsid="00770bed"/>
    </style:style>
    <style:style style:name="P43" style:family="paragraph" style:parent-style-name="Standard">
      <style:text-properties style:text-underline-style="none" officeooo:rsid="007514fe" officeooo:paragraph-rsid="00b57809"/>
    </style:style>
    <style:style style:name="P44" style:family="paragraph" style:parent-style-name="Standard">
      <style:text-properties officeooo:paragraph-rsid="00b57809"/>
    </style:style>
    <style:style style:name="P45" style:family="paragraph" style:parent-style-name="Footnote">
      <style:text-properties officeooo:rsid="00e79e1a" officeooo:paragraph-rsid="00e79e1a"/>
    </style:style>
    <style:style style:name="P46" style:family="paragraph" style:parent-style-name="Footnote">
      <style:text-properties officeooo:rsid="00f1e407" officeooo:paragraph-rsid="00f1e407"/>
    </style:style>
    <style:style style:name="P47" style:family="paragraph" style:parent-style-name="Standard">
      <style:text-properties style:text-underline-style="none" officeooo:rsid="007514fe" officeooo:paragraph-rsid="00770bed"/>
    </style:style>
    <style:style style:name="P48" style:family="paragraph" style:parent-style-name="Standard">
      <style:text-properties officeooo:paragraph-rsid="0133d40b"/>
    </style:style>
    <style:style style:name="P49" style:family="paragraph" style:parent-style-name="Standard">
      <style:text-properties officeooo:paragraph-rsid="0157ae5e"/>
    </style:style>
    <style:style style:name="P50" style:family="paragraph" style:parent-style-name="Standard">
      <style:text-properties style:font-name="Liberation Serif" officeooo:rsid="009f616e" officeooo:paragraph-rsid="009de1ba"/>
    </style:style>
    <style:style style:name="P51" style:family="paragraph" style:parent-style-name="Standard">
      <style:text-properties officeooo:paragraph-rsid="01bcd17a"/>
    </style:style>
    <style:style style:name="P52" style:family="paragraph" style:parent-style-name="Standard">
      <style:text-properties officeooo:paragraph-rsid="019792aa"/>
    </style:style>
    <style:style style:name="P53" style:family="paragraph" style:parent-style-name="Standard">
      <style:text-properties officeooo:paragraph-rsid="019837e1"/>
    </style:style>
    <style:style style:name="P54" style:family="paragraph" style:parent-style-name="Standard">
      <style:text-properties style:font-name="Liberation Serif" fo:font-style="normal" officeooo:rsid="019837e1" officeooo:paragraph-rsid="019837e1" style:font-style-asian="normal" style:font-style-complex="normal"/>
    </style:style>
    <style:style style:name="P55" style:family="paragraph" style:parent-style-name="Standard">
      <style:text-properties officeooo:paragraph-rsid="019bd78a"/>
    </style:style>
    <style:style style:name="P56" style:family="paragraph" style:parent-style-name="Footnote">
      <style:text-properties officeooo:paragraph-rsid="01b9000a"/>
    </style:style>
    <style:style style:name="P57" style:family="paragraph" style:parent-style-name="Standard">
      <style:text-properties style:font-name="Bukyvede" officeooo:rsid="009a0d3b" officeooo:paragraph-rsid="00879d28"/>
    </style:style>
    <style:style style:name="P58" style:family="paragraph" style:parent-style-name="Standard">
      <style:text-properties officeooo:rsid="009a0d3b" officeooo:paragraph-rsid="01b1fce2"/>
    </style:style>
    <style:style style:name="P59" style:family="paragraph" style:parent-style-name="Standard">
      <style:text-properties fo:color="#000000" loext:opacity="100%" style:font-name="Liberation Serif" officeooo:rsid="016debbc" officeooo:paragraph-rsid="016f96c4"/>
    </style:style>
    <style:style style:name="P60" style:family="paragraph" style:parent-style-name="Standard">
      <style:text-properties officeooo:rsid="016debbc" officeooo:paragraph-rsid="01771427"/>
    </style:style>
    <style:style style:name="P61" style:family="paragraph" style:parent-style-name="Footnote">
      <style:text-properties officeooo:rsid="017aee64" officeooo:paragraph-rsid="017f734c"/>
    </style:style>
    <style:style style:name="P62" style:family="paragraph" style:parent-style-name="Standard">
      <style:text-properties style:text-underline-style="none" officeooo:rsid="014e8223" officeooo:paragraph-rsid="009be8d5"/>
    </style:style>
    <style:style style:name="P63" style:family="paragraph" style:parent-style-name="Standard">
      <style:text-properties style:text-underline-style="solid" style:text-underline-width="auto" style:text-underline-color="font-color" officeooo:rsid="01634c4e" officeooo:paragraph-rsid="01634c4e"/>
    </style:style>
    <style:style style:name="P64" style:family="paragraph" style:parent-style-name="Standard">
      <style:text-properties style:text-underline-style="solid" style:text-underline-width="auto" style:text-underline-color="font-color" officeooo:rsid="01634c4e" officeooo:paragraph-rsid="01b5ab1a"/>
    </style:style>
    <style:style style:name="P65" style:family="paragraph" style:parent-style-name="Standard">
      <style:text-properties style:text-underline-style="solid" style:text-underline-width="auto" style:text-underline-color="font-color" officeooo:rsid="016519ee" officeooo:paragraph-rsid="016519ee"/>
    </style:style>
    <style:style style:name="P66" style:family="paragraph" style:parent-style-name="Standard">
      <style:text-properties style:text-underline-style="solid" style:text-underline-width="auto" style:text-underline-color="font-color" officeooo:rsid="0166e9d2" officeooo:paragraph-rsid="0166e9d2"/>
    </style:style>
    <style:style style:name="P67" style:family="paragraph" style:parent-style-name="Standard">
      <style:text-properties style:text-underline-style="none" officeooo:rsid="00a15e37" officeooo:paragraph-rsid="009be8d5"/>
    </style:style>
    <style:style style:name="P68" style:family="paragraph" style:parent-style-name="Standard">
      <style:text-properties fo:color="#000000" loext:opacity="100%" officeooo:paragraph-rsid="01c499af"/>
    </style:style>
    <style:style style:name="P69" style:family="paragraph" style:parent-style-name="Standard">
      <style:text-properties fo:color="#ff4000" loext:opacity="100%" officeooo:paragraph-rsid="01316e26"/>
    </style:style>
    <style:style style:name="P70" style:family="paragraph" style:parent-style-name="Standard">
      <style:text-properties fo:color="#ff4000" loext:opacity="100%" fo:font-weight="normal" officeooo:rsid="006fbec8" officeooo:paragraph-rsid="01316e26" style:font-weight-asian="normal" style:font-weight-complex="normal"/>
    </style:style>
    <style:style style:name="P71" style:family="paragraph" style:parent-style-name="Standard">
      <style:text-properties fo:color="#ff4000" loext:opacity="100%" fo:font-weight="normal" officeooo:rsid="011d20f8" officeooo:paragraph-rsid="01316e26" style:font-weight-asian="normal" style:font-weight-complex="normal"/>
    </style:style>
    <style:style style:name="P72"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73" style:family="paragraph" style:parent-style-name="Standard">
      <style:text-properties officeooo:paragraph-rsid="01316e26"/>
    </style:style>
    <style:style style:name="P74" style:family="paragraph" style:parent-style-name="Standard">
      <style:text-properties fo:color="#ff4000" loext:opacity="100%" style:text-underline-style="none" officeooo:rsid="006eb73e" officeooo:paragraph-rsid="006eba39"/>
    </style:style>
    <style:style style:name="P75" style:family="paragraph" style:parent-style-name="Standard">
      <style:text-properties fo:color="#ff4000" loext:opacity="100%" style:text-underline-style="none" officeooo:rsid="0052b987" officeooo:paragraph-rsid="009f616e"/>
    </style:style>
    <style:style style:name="P76" style:family="paragraph" style:parent-style-name="Standard">
      <style:text-properties fo:color="#ff4000" loext:opacity="100%" style:text-underline-style="none" officeooo:rsid="0052b987" officeooo:paragraph-rsid="005f2654"/>
    </style:style>
    <style:style style:name="P77" style:family="paragraph" style:parent-style-name="Standard">
      <style:text-properties fo:color="#ff4000" loext:opacity="100%" style:text-underline-style="none" officeooo:rsid="0052b987" officeooo:paragraph-rsid="0052b987"/>
    </style:style>
    <style:style style:name="P78" style:family="paragraph" style:parent-style-name="Standard">
      <style:text-properties fo:color="#ff4000" loext:opacity="100%" style:text-underline-style="none" officeooo:rsid="005328dd" officeooo:paragraph-rsid="005328dd"/>
    </style:style>
    <style:style style:name="P79"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fo:color="#000000" loext:opacity="100%" fo:font-weight="normal" officeooo:rsid="01316e26" style:font-weight-asian="normal" style:font-weight-complex="normal"/>
    </style:style>
    <style:style style:name="T71" style:family="text">
      <style:text-properties officeooo:rsid="01320d5d"/>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 fo:font-style="normal" style:text-underline-style="none" officeooo:rsid="007f62dd" style:font-style-asian="normal" style:font-style-complex="normal"/>
    </style:style>
    <style:style style:name="T87" style:family="text">
      <style:text-properties style:font-name="Liberation Serif" fo:font-style="normal" style:text-underline-style="none" officeooo:rsid="00c229d2" style:font-style-asian="normal" style:font-style-complex="normal"/>
    </style:style>
    <style:style style:name="T88" style:family="text">
      <style:text-properties style:font-name="Liberation Serif" fo:font-style="italic" style:text-underline-style="none" officeooo:rsid="00c229d2" style:font-style-asian="italic" style:font-style-complex="italic"/>
    </style:style>
    <style:style style:name="T89" style:family="text">
      <style:text-properties style:font-name="Liberation Serif"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 style:text-underline-style="none" officeooo:rsid="00becf4a"/>
    </style:style>
    <style:style style:name="T96" style:family="text">
      <style:text-properties style:font-name="Liberation Serif" fo:font-style="italic" style:text-underline-style="none" officeooo:rsid="00becf4a" style:font-style-asian="italic" style:font-style-complex="italic"/>
    </style:style>
    <style:style style:name="T97" style:family="text">
      <style:text-properties style:font-name="Liberation Serif"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 style:text-underline-style="none" officeooo:rsid="00e9c496"/>
    </style:style>
    <style:style style:name="T99" style:family="text">
      <style:text-properties style:font-name="Liberation Serif"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 style:text-underline-style="none" officeooo:rsid="00808df6"/>
    </style:style>
    <style:style style:name="T112" style:family="text">
      <style:text-properties style:font-name="Liberation Serif" style:text-underline-style="none" officeooo:rsid="00810a4d"/>
    </style:style>
    <style:style style:name="T113" style:family="text">
      <style:text-properties style:font-name="Liberation Serif" style:text-underline-style="none" officeooo:rsid="01027cb5"/>
    </style:style>
    <style:style style:name="T114" style:family="text">
      <style:text-properties officeooo:rsid="00bbd3bd"/>
    </style:style>
    <style:style style:name="T115" style:family="text">
      <style:text-properties officeooo:rsid="00b0d7b5"/>
    </style:style>
    <style:style style:name="T116" style:family="text">
      <style:text-properties officeooo:rsid="00bde0ff"/>
    </style:style>
    <style:style style:name="T117" style:family="text">
      <style:text-properties style:text-underline-style="none" officeooo:rsid="007514fe"/>
    </style:style>
    <style:style style:name="T118" style:family="text">
      <style:text-properties style:text-underline-style="none" officeooo:rsid="0096ca82"/>
    </style:style>
    <style:style style:name="T119" style:family="text">
      <style:text-properties style:text-underline-style="none" officeooo:rsid="009889f7"/>
    </style:style>
    <style:style style:name="T120" style:family="text">
      <style:text-properties style:text-underline-style="none" officeooo:rsid="008e6814"/>
    </style:style>
    <style:style style:name="T121"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2"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3" style:family="text">
      <style:text-properties fo:font-variant="normal" fo:text-transform="none" fo:color="#000000" loext:opacity="100%" style:font-name="Liberation Serif" fo:font-size="12pt" fo:letter-spacing="normal" fo:font-style="normal" fo:font-weight="normal" officeooo:rsid="008e6814" style:font-size-asian="12pt" style:font-size-complex="12pt"/>
    </style:style>
    <style:style style:name="T124" style:family="text">
      <style:text-properties fo:font-variant="normal" fo:text-transform="none" fo:color="#000000" loext:opacity="100%" style:font-name="Liberation Serif" fo:font-size="12pt" fo:letter-spacing="normal" fo:font-style="normal" style:text-underline-style="none" fo:font-weight="normal" officeooo:rsid="007514fe" style:font-size-asian="12pt" style:font-size-complex="12pt"/>
    </style:style>
    <style:style style:name="T125" style:family="text">
      <style:text-properties fo:font-variant="normal" fo:text-transform="none" fo:color="#000000" loext:opacity="100%" style:font-name="Liberation Serif" fo:font-size="12pt" fo:letter-spacing="normal" fo:font-style="normal" style:text-underline-style="none" fo:font-weight="normal" officeooo:rsid="008e6814" style:font-size-asian="12pt" style:font-size-complex="12pt"/>
    </style:style>
    <style:style style:name="T126" style:family="text">
      <style:text-properties fo:font-variant="normal" fo:text-transform="none" fo:color="#000000" loext:opacity="100%" style:font-name="Liberation Serif" fo:font-size="12pt" fo:letter-spacing="normal" fo:font-style="normal" style:text-underline-style="none" fo:font-weight="normal" officeooo:rsid="00e76040" style:font-size-asian="12pt" style:font-size-complex="12pt"/>
    </style:style>
    <style:style style:name="T127" style:family="text">
      <style:text-properties style:font-name="Bukyvede" fo:font-size="12pt" style:text-underline-style="none" officeooo:rsid="008e6814" style:font-size-asian="12pt" style:font-size-complex="12pt"/>
    </style:style>
    <style:style style:name="T128"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9"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0"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fo:font-weight="normal" officeooo:rsid="008e6814"/>
    </style:style>
    <style:style style:name="T132" style:family="text">
      <style:text-properties style:text-underline-style="none" officeooo:rsid="008f9164"/>
    </style:style>
    <style:style style:name="T133" style:family="text">
      <style:text-properties style:text-underline-style="none" officeooo:rsid="015a5f7d"/>
    </style:style>
    <style:style style:name="T134" style:family="text">
      <style:text-properties style:text-underline-style="none" officeooo:rsid="015b6f57"/>
    </style:style>
    <style:style style:name="T135" style:family="text">
      <style:text-properties style:text-underline-style="none" officeooo:rsid="015c912c"/>
    </style:style>
    <style:style style:name="T136" style:family="text">
      <style:text-properties style:font-name="Bukyvede" style:text-underline-style="none" officeooo:rsid="00f1644b"/>
    </style:style>
    <style:style style:name="T137" style:family="text">
      <style:text-properties style:font-name="Bukyvede" style:text-underline-style="solid" style:text-underline-width="auto" style:text-underline-color="font-color" officeooo:rsid="00f1644b"/>
    </style:style>
    <style:style style:name="T138" style:family="text">
      <style:text-properties style:font-name="Bukyvede" style:text-underline-style="none" officeooo:rsid="007514fe"/>
    </style:style>
    <style:style style:name="T139" style:family="text">
      <style:text-properties style:font-name="Bukyvede" style:text-underline-style="solid" style:text-underline-width="auto" style:text-underline-color="font-color" officeooo:rsid="007514fe"/>
    </style:style>
    <style:style style:name="T140" style:family="text">
      <style:text-properties style:text-underline-style="none" officeooo:rsid="00f0fac5"/>
    </style:style>
    <style:style style:name="T141" style:family="text">
      <style:text-properties style:font-name="Bukyvede" fo:font-size="12pt" style:text-underline-style="none" officeooo:rsid="00f0fac5" style:font-size-asian="12pt" style:font-size-complex="12pt"/>
    </style:style>
    <style:style style:name="T142" style:family="text">
      <style:text-properties style:font-name="Bukyvede" fo:font-size="12pt" style:text-underline-style="none" officeooo:rsid="00f0fac5" style:font-family-asian="Bukyvede" style:font-size-asian="12pt" style:font-family-complex="Bukyvede" style:font-size-complex="12pt"/>
    </style:style>
    <style:style style:name="T143" style:family="text">
      <style:text-properties style:font-name="Bukyvede" fo:font-size="12pt" style:text-underline-style="solid" style:text-underline-width="auto" style:text-underline-color="font-color" officeooo:rsid="00f0fac5" style:font-size-asian="12pt" style:font-size-complex="12pt"/>
    </style:style>
    <style:style style:name="T144" style:family="text">
      <style:text-properties style:font-name="Bukyvede" style:text-underline-style="solid" style:text-underline-width="auto" style:text-underline-color="font-color" officeooo:rsid="00f0fac5"/>
    </style:style>
    <style:style style:name="T145" style:family="text">
      <style:text-properties style:font-name="Bukyvede" style:text-underline-style="none" officeooo:rsid="00f0fac5"/>
    </style:style>
    <style:style style:name="T146" style:family="text">
      <style:text-properties style:font-name="Bukyvede" style:text-underline-style="none" officeooo:rsid="00f0fac5" style:font-family-asian="Bukyvede" style:font-family-complex="Bukyvede"/>
    </style:style>
    <style:style style:name="T147" style:family="text">
      <style:text-properties style:font-name="Liberation Serif" style:text-underline-style="none" officeooo:rsid="007514fe"/>
    </style:style>
    <style:style style:name="T148" style:family="text">
      <style:text-properties officeooo:rsid="00f58335"/>
    </style:style>
    <style:style style:name="T149" style:family="text">
      <style:text-properties officeooo:rsid="013c9261"/>
    </style:style>
    <style:style style:name="T150" style:family="text">
      <style:text-properties officeooo:rsid="014290e3"/>
    </style:style>
    <style:style style:name="T151" style:family="text">
      <style:text-properties style:font-name="Bukyvede" style:text-underline-style="none" officeooo:rsid="00f6f97f"/>
    </style:style>
    <style:style style:name="T152" style:family="text">
      <style:text-properties style:font-name="Liberation Serif" style:text-underline-style="none" officeooo:rsid="008f9164"/>
    </style:style>
    <style:style style:name="T153" style:family="text">
      <style:text-properties style:font-name="Liberation Serif" style:text-underline-style="none" officeooo:rsid="0092d84e"/>
    </style:style>
    <style:style style:name="T154" style:family="text">
      <style:text-properties style:font-name="Liberation Serif" style:text-underline-style="none" officeooo:rsid="00f6f97f"/>
    </style:style>
    <style:style style:name="T155" style:family="text">
      <style:text-properties fo:font-family="Bukyvede" style:text-underline-style="none" officeooo:rsid="00f6f97f"/>
    </style:style>
    <style:style style:name="T156" style:family="text">
      <style:text-properties style:font-name="Liberation Serif" style:text-underline-style="none" officeooo:rsid="00aea5ef"/>
    </style:style>
    <style:style style:name="T157" style:family="text">
      <style:text-properties style:text-position="super 58%" style:font-name="Liberation Serif" style:text-underline-style="none" officeooo:rsid="0092d84e"/>
    </style:style>
    <style:style style:name="T158" style:family="text">
      <style:text-properties style:text-position="0% 100%" style:font-name="Liberation Serif" style:text-underline-style="none" officeooo:rsid="0092d84e"/>
    </style:style>
    <style:style style:name="T159" style:family="text">
      <style:text-properties style:text-position="0% 100%" style:font-name="Liberation Serif" style:text-underline-style="none" officeooo:rsid="00c67591"/>
    </style:style>
    <style:style style:name="T160" style:family="text">
      <style:text-properties style:text-position="0% 100%" style:font-name="Liberation Serif" style:text-underline-style="none" officeooo:rsid="00f6f97f"/>
    </style:style>
    <style:style style:name="T161" style:family="text">
      <style:text-properties style:text-position="0% 100%" style:font-name="Bukyvede" style:text-underline-style="none" officeooo:rsid="0092d84e"/>
    </style:style>
    <style:style style:name="T162" style:family="text">
      <style:text-properties style:text-position="0% 100%" style:font-name="Liberation Serif" style:text-underline-style="none" officeooo:rsid="00939f24"/>
    </style:style>
    <style:style style:name="T163" style:family="text">
      <style:text-properties style:text-underline-style="none" officeooo:rsid="00879d28"/>
    </style:style>
    <style:style style:name="T164" style:family="text">
      <style:text-properties style:text-underline-style="none" officeooo:rsid="0137435d"/>
    </style:style>
    <style:style style:name="T165" style:family="text">
      <style:text-properties style:text-underline-style="none" officeooo:rsid="008a07d8"/>
    </style:style>
    <style:style style:name="T166" style:family="text">
      <style:text-properties style:text-underline-style="none" officeooo:rsid="00884ed6"/>
    </style:style>
    <style:style style:name="T167" style:family="text">
      <style:text-properties fo:font-family="'Menaion Medieval'" style:font-pitch="variable" style:text-underline-style="none" officeooo:rsid="00884ed6"/>
    </style:style>
    <style:style style:name="T168" style:family="text">
      <style:text-properties style:text-underline-style="none" officeooo:rsid="0088f183"/>
    </style:style>
    <style:style style:name="T169" style:family="text">
      <style:text-properties fo:font-family="'Menaion Medieval'" style:font-pitch="variable" style:text-underline-style="none" officeooo:rsid="0088f183"/>
    </style:style>
    <style:style style:name="T170" style:family="text">
      <style:text-properties officeooo:rsid="008a07d8"/>
    </style:style>
    <style:style style:name="T171" style:family="text">
      <style:text-properties officeooo:rsid="0185626f"/>
    </style:style>
    <style:style style:name="T172" style:family="text">
      <style:text-properties officeooo:rsid="0185da9a"/>
    </style:style>
    <style:style style:name="T173" style:family="text">
      <style:text-properties officeooo:rsid="008c6b89"/>
    </style:style>
    <style:style style:name="T174" style:family="text">
      <style:text-properties officeooo:rsid="01351eff"/>
    </style:style>
    <style:style style:name="T175" style:family="text">
      <style:text-properties officeooo:rsid="013954da"/>
    </style:style>
    <style:style style:name="T176" style:family="text">
      <style:text-properties style:font-name="Bookerly" fo:font-size="11pt" officeooo:rsid="013954da" style:font-size-asian="11pt" style:font-size-complex="11pt"/>
    </style:style>
    <style:style style:name="T177" style:family="text">
      <style:text-properties style:font-name="Liberation Serif" fo:font-size="12pt" officeooo:rsid="013954da" style:font-size-asian="12pt" style:font-size-complex="12pt"/>
    </style:style>
    <style:style style:name="T178" style:family="text">
      <style:text-properties style:font-name="Bookerly" fo:font-size="11pt" officeooo:rsid="00b0d7b5" style:font-size-asian="11pt" style:font-size-complex="11pt"/>
    </style:style>
    <style:style style:name="T179" style:family="text">
      <style:text-properties style:font-name="Liberation Serif" fo:font-size="12pt" officeooo:rsid="013eb5bf" style:font-size-asian="10.5pt" style:font-size-complex="12pt"/>
    </style:style>
    <style:style style:name="T180" style:family="text">
      <style:text-properties style:font-name="Liberation Serif" fo:font-size="12pt" officeooo:rsid="013fd592" style:font-size-asian="10.5pt" style:font-size-complex="12pt"/>
    </style:style>
    <style:style style:name="T181" style:family="text">
      <style:text-properties style:font-name="Bukyvede" fo:font-size="12pt" officeooo:rsid="013eb5bf" style:font-size-asian="10.5pt" style:font-size-complex="12pt"/>
    </style:style>
    <style:style style:name="T182" style:family="text">
      <style:text-properties style:font-name="Bukyvede" fo:font-size="12pt" style:text-underline-style="solid" style:text-underline-width="auto" style:text-underline-color="font-color" officeooo:rsid="013eb5bf" style:font-size-asian="10.5pt" style:font-size-complex="12pt"/>
    </style:style>
    <style:style style:name="T183" style:family="text">
      <style:text-properties style:font-name="Liberation Serif" fo:font-size="12pt" officeooo:rsid="013954da" style:font-size-asian="10.5pt" style:font-size-complex="12pt"/>
    </style:style>
    <style:style style:name="T184" style:family="text">
      <style:text-properties style:font-name="Bookerly" fo:font-size="10pt" officeooo:rsid="013954da" style:font-size-asian="10pt" style:font-size-complex="10pt"/>
    </style:style>
    <style:style style:name="T185" style:family="text">
      <style:text-properties style:font-name="Liberation Serif" fo:font-size="10pt" officeooo:rsid="013eb5bf" style:font-size-asian="10pt" style:font-size-complex="10pt"/>
    </style:style>
    <style:style style:name="T186" style:family="text">
      <style:text-properties style:font-name="Liberation Serif" fo:font-size="12pt" officeooo:rsid="013eb5bf" style:font-size-asian="12pt" style:font-size-complex="12pt"/>
    </style:style>
    <style:style style:name="T187" style:family="text">
      <style:text-properties style:font-name="Bookerly" fo:font-size="12pt" officeooo:rsid="013eb5bf" style:font-size-asian="12pt" style:font-size-complex="12pt"/>
    </style:style>
    <style:style style:name="T188" style:family="text">
      <style:text-properties style:font-name="Bukyvede" fo:font-size="12pt" officeooo:rsid="013eb5bf" style:font-size-asian="12pt" style:font-size-complex="12pt"/>
    </style:style>
    <style:style style:name="T189" style:family="text">
      <style:text-properties style:font-name="Bukyvede" fo:font-size="12pt" style:text-underline-style="solid" style:text-underline-width="auto" style:text-underline-color="font-color" officeooo:rsid="013eb5bf" style:font-size-asian="12pt" style:font-size-complex="12pt"/>
    </style:style>
    <style:style style:name="T190" style:family="text">
      <style:text-properties style:font-name="Bukyvede" fo:font-size="12pt" officeooo:rsid="013fd592" style:font-size-asian="12pt" style:font-size-complex="12pt"/>
    </style:style>
    <style:style style:name="T191" style:family="text">
      <style:text-properties style:font-name="Liberation Serif" fo:font-size="12pt" officeooo:rsid="013fd592" style:font-size-asian="12pt" style:font-size-complex="12pt"/>
    </style:style>
    <style:style style:name="T192" style:family="text">
      <style:text-properties style:font-name="Liberation Serif" fo:font-size="12pt" officeooo:rsid="01835a53" style:font-size-asian="12pt" style:font-size-complex="12pt"/>
    </style:style>
    <style:style style:name="T193" style:family="text">
      <style:text-properties style:font-name="Liberation Serif" fo:font-size="12pt" officeooo:rsid="01823a41" style:font-size-asian="12pt" style:font-size-complex="12pt"/>
    </style:style>
    <style:style style:name="T194" style:family="text">
      <style:text-properties style:font-name="Liberation Serif" fo:font-size="12pt" officeooo:rsid="015394f9" style:font-size-asian="12pt" style:font-size-complex="12pt"/>
    </style:style>
    <style:style style:name="T195" style:family="text">
      <style:text-properties style:font-name="Liberation Serif" fo:font-size="12pt" officeooo:rsid="0140d4ed" style:font-size-asian="12pt" style:font-size-complex="12pt"/>
    </style:style>
    <style:style style:name="T196" style:family="text">
      <style:text-properties officeooo:rsid="013fd592"/>
    </style:style>
    <style:style style:name="T197" style:family="text">
      <style:text-properties style:font-name="Liberation Serif" fo:font-size="12pt" fo:font-style="italic" officeooo:rsid="013fd592" style:font-size-asian="12pt" style:font-style-asian="italic" style:font-size-complex="12pt" style:font-style-complex="italic"/>
    </style:style>
    <style:style style:name="T198" style:family="text">
      <style:text-properties style:font-name="Liberation Serif"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199" style:family="text">
      <style:text-properties style:font-name="Liberation Serif" fo:font-size="12pt" officeooo:rsid="0157ae5e" style:font-size-asian="12pt" style:font-size-complex="12pt"/>
    </style:style>
    <style:style style:name="T200" style:family="text">
      <style:text-properties style:font-name="Bukyvede" fo:font-size="12pt" style:text-underline-style="solid" style:text-underline-width="auto" style:text-underline-color="font-color" officeooo:rsid="013fd592" style:font-size-asian="12pt" style:font-size-complex="12pt"/>
    </style:style>
    <style:style style:name="T201" style:family="text">
      <style:text-properties style:font-name="Liberation Serif" fo:font-size="12pt" officeooo:rsid="0141d63c" style:font-size-asian="12pt" style:font-size-complex="12pt"/>
    </style:style>
    <style:style style:name="T202" style:family="text">
      <style:text-properties style:font-name="Liberation Serif" fo:font-size="12pt" officeooo:rsid="01437cd2" style:font-size-asian="12pt" style:font-size-complex="12pt"/>
    </style:style>
    <style:style style:name="T203" style:family="text">
      <style:text-properties style:font-name="Liberation Serif" fo:font-size="12pt" fo:font-style="italic" officeooo:rsid="01437cd2" style:font-size-asian="12pt" style:font-style-asian="italic" style:font-size-complex="12pt" style:font-style-complex="italic"/>
    </style:style>
    <style:style style:name="T204" style:family="text">
      <style:text-properties style:font-name="Liberation Serif" fo:font-size="11pt" officeooo:rsid="01437cd2" style:font-size-asian="11pt" style:font-size-complex="11pt"/>
    </style:style>
    <style:style style:name="T205" style:family="text">
      <style:text-properties fo:color="#bf0041" loext:opacity="100%" style:font-name="Liberation Serif" fo:font-size="12pt" officeooo:rsid="0154144e" style:font-size-asian="12pt" style:font-size-complex="12pt"/>
    </style:style>
    <style:style style:name="T206" style:family="text">
      <style:text-properties style:font-name="Liberation Serif" officeooo:rsid="014821fb"/>
    </style:style>
    <style:style style:name="T207" style:family="text">
      <style:text-properties style:font-name="Liberation Serif" officeooo:rsid="014968aa"/>
    </style:style>
    <style:style style:name="T208" style:family="text">
      <style:text-properties style:font-name="Liberation Serif" officeooo:rsid="01bcd17a"/>
    </style:style>
    <style:style style:name="T209" style:family="text">
      <style:text-properties style:font-name="Liberation Serif" officeooo:rsid="014c9cfc"/>
    </style:style>
    <style:style style:name="T210" style:family="text">
      <style:text-properties officeooo:rsid="014968aa"/>
    </style:style>
    <style:style style:name="T211" style:family="text">
      <style:text-properties style:font-name="Liberation Serif" officeooo:rsid="0149b70a"/>
    </style:style>
    <style:style style:name="T212" style:family="text">
      <style:text-properties style:font-name="Liberation Serif" officeooo:rsid="0149ffed"/>
    </style:style>
    <style:style style:name="T213" style:family="text">
      <style:text-properties style:font-name="Liberation Serif" officeooo:rsid="0194d977"/>
    </style:style>
    <style:style style:name="T214" style:family="text">
      <style:text-properties style:font-name="Liberation Serif" officeooo:rsid="019792aa"/>
    </style:style>
    <style:style style:name="T215" style:family="text">
      <style:text-properties style:font-name="Bukyvede" officeooo:rsid="0194d977"/>
    </style:style>
    <style:style style:name="T216" style:family="text">
      <style:text-properties style:font-name="Liberation Serif" officeooo:rsid="0195cd91"/>
    </style:style>
    <style:style style:name="T217" style:family="text">
      <style:text-properties style:font-name="Bukyvede" officeooo:rsid="019792aa"/>
    </style:style>
    <style:style style:name="T218" style:family="text">
      <style:text-properties style:font-name="Liberation Serif" officeooo:rsid="0199f306"/>
    </style:style>
    <style:style style:name="T219" style:family="text">
      <style:text-properties style:font-name="Liberation Serif" officeooo:rsid="01b148c7"/>
    </style:style>
    <style:style style:name="T220" style:family="text">
      <style:text-properties style:font-name="Liberation Serif" officeooo:rsid="01af5b1b"/>
    </style:style>
    <style:style style:name="T221" style:family="text">
      <style:text-properties style:font-name="Liberation Serif" officeooo:rsid="01977e4f"/>
    </style:style>
    <style:style style:name="T222" style:family="text">
      <style:text-properties style:font-name="Bukyvede" officeooo:rsid="0195cd91"/>
    </style:style>
    <style:style style:name="T223" style:family="text">
      <style:text-properties style:font-name="Liberation Serif" officeooo:rsid="019837e1"/>
    </style:style>
    <style:style style:name="T224" style:family="text">
      <style:text-properties style:font-name="Liberation Serif" fo:font-style="italic" officeooo:rsid="019792aa" style:font-style-asian="italic" style:font-style-complex="italic"/>
    </style:style>
    <style:style style:name="T225" style:family="text">
      <style:text-properties style:font-name="Liberation Serif" fo:font-style="normal" officeooo:rsid="019792aa" style:font-style-asian="normal" style:font-style-complex="normal"/>
    </style:style>
    <style:style style:name="T226" style:family="text">
      <style:text-properties style:font-name="Liberation Serif" fo:font-style="normal" officeooo:rsid="019bbbe2" style:font-style-asian="normal" style:font-style-complex="normal"/>
    </style:style>
    <style:style style:name="T227" style:family="text">
      <style:text-properties style:font-name="Liberation Serif" fo:font-style="normal" officeooo:rsid="019837e1" style:font-style-asian="normal" style:font-style-complex="normal"/>
    </style:style>
    <style:style style:name="T228" style:family="text">
      <style:text-properties style:font-name="Liberation Serif" fo:font-style="normal" officeooo:rsid="01a12e5a" style:font-style-asian="normal" style:font-style-complex="normal"/>
    </style:style>
    <style:style style:name="T229" style:family="text">
      <style:text-properties style:font-name="Liberation Serif" fo:font-style="normal" officeooo:rsid="01c08e4e" style:font-style-asian="normal" style:font-style-complex="normal"/>
    </style:style>
    <style:style style:name="T230" style:family="text">
      <style:text-properties style:font-name="Liberation Serif" fo:font-style="normal" officeooo:rsid="019bd78a" style:font-style-asian="normal" style:font-style-complex="normal"/>
    </style:style>
    <style:style style:name="T231" style:family="text">
      <style:text-properties officeooo:rsid="019bd78a"/>
    </style:style>
    <style:style style:name="T232" style:family="text">
      <style:text-properties style:text-underline-style="solid" style:text-underline-width="auto" style:text-underline-color="font-color" officeooo:rsid="019bd78a"/>
    </style:style>
    <style:style style:name="T233" style:family="text">
      <style:text-properties style:text-underline-style="none" officeooo:rsid="019bd78a"/>
    </style:style>
    <style:style style:name="T234" style:family="text">
      <style:text-properties style:text-underline-style="none" officeooo:rsid="01c188d3"/>
    </style:style>
    <style:style style:name="T235" style:family="text">
      <style:text-properties style:text-underline-style="none" officeooo:rsid="019d9229"/>
    </style:style>
    <style:style style:name="T236" style:family="text">
      <style:text-properties fo:font-style="italic" style:text-underline-style="none" officeooo:rsid="019bd78a" style:font-style-asian="italic" style:font-style-complex="italic"/>
    </style:style>
    <style:style style:name="T237" style:family="text">
      <style:text-properties officeooo:rsid="01ac804c"/>
    </style:style>
    <style:style style:name="T238" style:family="text">
      <style:text-properties officeooo:rsid="01a1efcc"/>
    </style:style>
    <style:style style:name="T239" style:family="text">
      <style:text-properties fo:font-style="italic" style:font-style-asian="italic" style:font-style-complex="italic"/>
    </style:style>
    <style:style style:name="T240" style:family="text">
      <style:text-properties officeooo:rsid="01baf7d1"/>
    </style:style>
    <style:style style:name="T241" style:family="text">
      <style:text-properties officeooo:rsid="01abd12a"/>
    </style:style>
    <style:style style:name="T242" style:family="text">
      <style:text-properties officeooo:rsid="019fdaeb"/>
    </style:style>
    <style:style style:name="T243" style:family="text">
      <style:text-properties officeooo:rsid="01a372bb"/>
    </style:style>
    <style:style style:name="T244" style:family="text">
      <style:text-properties style:font-name="Bukyvede" style:text-underline-style="solid" style:text-underline-width="auto" style:text-underline-color="font-color"/>
    </style:style>
    <style:style style:name="T245" style:family="text">
      <style:text-properties style:font-name="Bukyvede"/>
    </style:style>
    <style:style style:name="T246" style:family="text">
      <style:text-properties officeooo:rsid="019e723d"/>
    </style:style>
    <style:style style:name="T247" style:family="text">
      <style:text-properties fo:font-style="italic" officeooo:rsid="019e723d" style:font-style-asian="italic" style:font-style-complex="italic"/>
    </style:style>
    <style:style style:name="T248" style:family="text">
      <style:text-properties officeooo:rsid="01b9000a"/>
    </style:style>
    <style:style style:name="T249" style:family="text">
      <style:text-properties fo:font-style="italic" officeooo:rsid="01b9000a" style:font-style-asian="italic" style:font-style-complex="italic"/>
    </style:style>
    <style:style style:name="T250" style:family="text">
      <style:text-properties officeooo:rsid="01a02dd4"/>
    </style:style>
    <style:style style:name="T251" style:family="text">
      <style:text-properties officeooo:rsid="01a0581b"/>
    </style:style>
    <style:style style:name="T252" style:family="text">
      <style:text-properties officeooo:rsid="01a478ab"/>
    </style:style>
    <style:style style:name="T253" style:family="text">
      <style:text-properties officeooo:rsid="01a5c70f"/>
    </style:style>
    <style:style style:name="T254" style:family="text">
      <style:text-properties style:font-name="Liberation Serif" officeooo:rsid="009c688a"/>
    </style:style>
    <style:style style:name="T255" style:family="text">
      <style:text-properties style:font-name="Liberation Serif"/>
    </style:style>
    <style:style style:name="T256" style:family="text">
      <style:text-properties fo:font-family="Calibri" style:font-family-generic="swiss" style:font-pitch="variable" fo:font-size="10.5pt" style:font-size-asian="10.5pt" style:font-size-complex="10.5pt"/>
    </style:style>
    <style:style style:name="T257" style:family="text">
      <style:text-properties style:font-name="Liberation Serif" officeooo:rsid="0187cee0"/>
    </style:style>
    <style:style style:name="T258" style:family="text">
      <style:text-properties style:font-name="Liberation Serif" officeooo:rsid="0135bc07"/>
    </style:style>
    <style:style style:name="T259" style:family="text">
      <style:text-properties style:font-name="Liberation Serif" officeooo:rsid="01771427"/>
    </style:style>
    <style:style style:name="T260" style:family="text">
      <style:text-properties style:font-name="Liberation Serif" officeooo:rsid="0160260f"/>
    </style:style>
    <style:style style:name="T261" style:family="text">
      <style:text-properties style:font-name="Liberation Serif" officeooo:rsid="0188676a"/>
    </style:style>
    <style:style style:name="T262" style:family="text">
      <style:text-properties fo:color="#bf0041" loext:opacity="100%" style:font-name="Liberation Serif" officeooo:rsid="0189bfea"/>
    </style:style>
    <style:style style:name="T263" style:family="text">
      <style:text-properties officeooo:rsid="016f96c4"/>
    </style:style>
    <style:style style:name="T264" style:family="text">
      <style:text-properties officeooo:rsid="016dee3f"/>
    </style:style>
    <style:style style:name="T265" style:family="text">
      <style:text-properties style:text-position="super 58%" officeooo:rsid="016dee3f"/>
    </style:style>
    <style:style style:name="T266" style:family="text">
      <style:text-properties style:text-position="0% 100%" officeooo:rsid="016dee3f"/>
    </style:style>
    <style:style style:name="T267" style:family="text">
      <style:text-properties fo:font-style="normal" style:font-style-asian="normal" style:font-style-complex="normal"/>
    </style:style>
    <style:style style:name="T268" style:family="text">
      <style:text-properties fo:font-style="normal" officeooo:rsid="016dee3f" style:font-style-asian="normal" style:font-style-complex="normal"/>
    </style:style>
    <style:style style:name="T269" style:family="text">
      <style:text-properties fo:font-style="normal" officeooo:rsid="01771427" style:font-style-asian="normal" style:font-style-complex="normal"/>
    </style:style>
    <style:style style:name="T270" style:family="text">
      <style:text-properties fo:font-style="normal" officeooo:rsid="01b1fce2" style:font-style-asian="normal" style:font-style-complex="normal"/>
    </style:style>
    <style:style style:name="T271" style:family="text">
      <style:text-properties fo:font-style="italic" officeooo:rsid="016dee3f" style:font-style-asian="italic" style:font-style-complex="italic"/>
    </style:style>
    <style:style style:name="T272" style:family="text">
      <style:text-properties fo:font-style="normal" officeooo:rsid="01b3208c" style:font-style-asian="normal" style:font-style-complex="normal"/>
    </style:style>
    <style:style style:name="T273" style:family="text">
      <style:text-properties fo:font-style="normal" officeooo:rsid="018abf13" style:font-style-asian="normal" style:font-style-complex="normal"/>
    </style:style>
    <style:style style:name="T274" style:family="text">
      <style:text-properties fo:font-family="'Liberation Serif'" style:font-family-generic="roman" fo:font-style="italic" officeooo:rsid="016dee3f" style:font-style-asian="italic" style:font-style-complex="italic"/>
    </style:style>
    <style:style style:name="T275" style:family="text">
      <style:text-properties fo:font-style="normal" officeooo:rsid="016e77ec" style:font-style-asian="normal" style:font-style-complex="normal"/>
    </style:style>
    <style:style style:name="T276" style:family="text">
      <style:text-properties fo:font-style="normal" officeooo:rsid="018b928d" style:font-style-asian="normal" style:font-style-complex="normal"/>
    </style:style>
    <style:style style:name="T277" style:family="text">
      <style:text-properties fo:font-style="italic" officeooo:rsid="016e77ec" style:font-style-asian="italic" style:font-style-complex="italic"/>
    </style:style>
    <style:style style:name="T278" style:family="text">
      <style:text-properties fo:font-family="'Liberation Serif'" style:font-family-generic="roman" fo:font-style="italic" officeooo:rsid="016e77ec" style:font-style-asian="italic" style:font-style-complex="italic"/>
    </style:style>
    <style:style style:name="T279" style:family="text">
      <style:text-properties fo:font-family="'Liberation Serif'" style:font-family-generic="roman" fo:font-style="normal" officeooo:rsid="016e77ec" style:font-style-asian="normal" style:font-style-complex="normal"/>
    </style:style>
    <style:style style:name="T280" style:family="text">
      <style:text-properties fo:font-family="'Liberation Serif'" style:font-family-generic="roman" fo:font-style="normal" officeooo:rsid="01b412d8" style:font-style-asian="normal" style:font-style-complex="normal"/>
    </style:style>
    <style:style style:name="T281" style:family="text">
      <style:text-properties fo:font-family="'Liberation Serif'" style:font-family-generic="roman" fo:font-style="normal" officeooo:rsid="01732ed8" style:font-style-asian="normal" style:font-style-complex="normal"/>
    </style:style>
    <style:style style:name="T282" style:family="text">
      <style:text-properties fo:font-style="normal" officeooo:rsid="018d7f76" style:font-style-asian="normal" style:font-style-complex="normal"/>
    </style:style>
    <style:style style:name="T283" style:family="text">
      <style:text-properties fo:color="#000000" loext:opacity="100%" style:font-name="Liberation Serif" fo:font-style="normal" officeooo:rsid="01771427" style:font-style-asian="normal" style:font-style-complex="normal"/>
    </style:style>
    <style:style style:name="T284" style:family="text">
      <style:text-properties fo:color="#000000" loext:opacity="100%" style:font-name="Liberation Serif" fo:font-style="normal" officeooo:rsid="016e77ec" style:font-style-asian="normal" style:font-style-complex="normal"/>
    </style:style>
    <style:style style:name="T285" style:family="text">
      <style:text-properties fo:color="#000000" loext:opacity="100%" style:font-name="Liberation Serif" fo:font-style="normal" officeooo:rsid="016f96c4" style:font-style-asian="normal" style:font-style-complex="normal"/>
    </style:style>
    <style:style style:name="T286" style:family="text">
      <style:text-properties fo:color="#000000" loext:opacity="100%" style:font-name="Bukyvede" fo:font-style="normal" officeooo:rsid="016e77ec" style:font-style-asian="normal" style:font-style-complex="normal"/>
    </style:style>
    <style:style style:name="T287" style:family="text">
      <style:text-properties fo:color="#000000" loext:opacity="100%" style:font-name="Liberation Serif" fo:font-style="normal" officeooo:rsid="0170e69f" style:font-style-asian="normal" style:font-style-complex="normal"/>
    </style:style>
    <style:style style:name="T288" style:family="text">
      <style:text-properties fo:color="#000000" loext:opacity="100%" style:font-name="Bukyvede" fo:font-style="normal" officeooo:rsid="0170e69f" style:font-style-asian="normal" style:font-style-complex="normal"/>
    </style:style>
    <style:style style:name="T289"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290" style:family="text">
      <style:text-properties fo:color="#000000" loext:opacity="100%" style:font-name="Liberation Serif" fo:font-style="normal" officeooo:rsid="0171be65" style:font-style-asian="normal" style:font-style-complex="normal"/>
    </style:style>
    <style:style style:name="T291" style:family="text">
      <style:text-properties fo:color="#000000" loext:opacity="100%" style:font-name="Liberation Serif" fo:font-style="normal" officeooo:rsid="01754fc8" style:font-style-asian="normal" style:font-style-complex="normal"/>
    </style:style>
    <style:style style:name="T292" style:family="text">
      <style:text-properties fo:color="#000000" loext:opacity="100%" style:font-name="Bukyvede" fo:font-style="normal" style:text-underline-style="none" officeooo:rsid="01771427" style:font-style-asian="normal" style:font-style-complex="normal"/>
    </style:style>
    <style:style style:name="T293" style:family="text">
      <style:text-properties fo:color="#000000" loext:opacity="100%" style:font-name="Bukyvede" fo:font-style="normal" officeooo:rsid="01771427" style:font-style-asian="normal" style:font-style-complex="normal"/>
    </style:style>
    <style:style style:name="T294"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295" style:family="text">
      <style:text-properties fo:color="#bf0041" loext:opacity="100%" style:font-name="Liberation Serif" fo:font-style="normal" officeooo:rsid="018ef0a0" style:font-style-asian="normal" style:font-style-complex="normal"/>
    </style:style>
    <style:style style:name="T296" style:family="text">
      <style:text-properties fo:color="#bf0041" loext:opacity="100%" style:font-name="Liberation Serif" fo:font-style="normal" officeooo:rsid="01907da4" style:font-style-asian="normal" style:font-style-complex="normal"/>
    </style:style>
    <style:style style:name="T297" style:family="text">
      <style:text-properties fo:color="#bf0041" loext:opacity="100%" style:font-name="Liberation Serif" fo:font-style="normal" officeooo:rsid="018f4fc1" style:font-style-asian="normal" style:font-style-complex="normal"/>
    </style:style>
    <style:style style:name="T298" style:family="text">
      <style:text-properties fo:color="#000000" loext:opacity="100%" style:font-name="Liberation Serif" fo:font-style="normal" officeooo:rsid="0179ae22" style:font-style-asian="normal" style:font-style-complex="normal"/>
    </style:style>
    <style:style style:name="T299" style:family="text">
      <style:text-properties officeooo:rsid="017f734c"/>
    </style:style>
    <style:style style:name="T300" style:family="text">
      <style:text-properties officeooo:rsid="017e47da"/>
    </style:style>
    <style:style style:name="T301" style:family="text">
      <style:text-properties officeooo:rsid="019125e7"/>
    </style:style>
    <style:style style:name="T302" style:family="text">
      <style:text-properties officeooo:rsid="0180616b"/>
    </style:style>
    <style:style style:name="T303" style:family="text">
      <style:text-properties officeooo:rsid="01930b95"/>
    </style:style>
    <style:style style:name="T304" style:family="text">
      <style:text-properties style:font-name="Bookerly" fo:font-size="10pt" officeooo:rsid="00b0d7b5" style:font-size-asian="10pt" style:font-size-complex="10pt"/>
    </style:style>
    <style:style style:name="T305" style:family="text">
      <style:text-properties style:font-name="Bookerly" fo:font-size="10pt" officeooo:rsid="017f734c" style:font-size-asian="10pt" style:font-size-complex="10pt"/>
    </style:style>
    <style:style style:name="T306" style:family="text">
      <style:text-properties style:font-name="Liberation Serif" fo:font-size="10pt" officeooo:rsid="017f734c" style:font-size-asian="10pt" style:font-size-complex="10pt"/>
    </style:style>
    <style:style style:name="T307" style:family="text">
      <style:text-properties officeooo:rsid="016aaeb7"/>
    </style:style>
    <style:style style:name="T308" style:family="text">
      <style:text-properties officeooo:rsid="01b5ab1a"/>
    </style:style>
    <style:style style:name="T309" style:family="text">
      <style:text-properties officeooo:rsid="0166e9d2"/>
    </style:style>
    <style:style style:name="T310" style:family="text">
      <style:text-properties officeooo:rsid="01686b7f"/>
    </style:style>
    <style:style style:name="T311" style:family="text">
      <style:text-properties officeooo:rsid="0169fc79"/>
    </style:style>
    <style:style style:name="T312" style:family="text">
      <style:text-properties officeooo:rsid="01bc1940"/>
    </style:style>
    <style:style style:name="T313" style:family="text">
      <style:text-properties officeooo:rsid="01bca9e1"/>
    </style:style>
    <style:style style:name="T314" style:family="text">
      <style:text-properties style:text-underline-style="none" fo:font-weight="normal" officeooo:rsid="0052d06c" style:font-weight-asian="normal" style:font-weight-complex="normal"/>
    </style:style>
    <style:style style:name="T315" style:family="text">
      <style:text-properties style:text-underline-style="none" fo:font-weight="normal" officeooo:rsid="005f2654" style:font-weight-asian="normal" style:font-weight-complex="normal"/>
    </style:style>
    <style:style style:name="T316" style:family="text">
      <style:text-properties style:text-underline-style="none" fo:font-weight="normal" officeooo:rsid="011eef0d" style:font-weight-asian="normal" style:font-weight-complex="normal"/>
    </style:style>
    <style:style style:name="T317" style:family="text">
      <style:text-properties style:text-underline-style="none" fo:font-weight="normal" officeooo:rsid="005328dd" style:font-weight-asian="normal" style:font-weight-complex="normal"/>
    </style:style>
    <style:style style:name="T318" style:family="text">
      <style:text-properties fo:font-family="'Liberation Serif'" style:font-family-generic="roman" style:text-underline-style="none" fo:font-weight="normal" officeooo:rsid="005f2654" style:font-weight-asian="normal" style:font-weight-complex="normal"/>
    </style:style>
    <style:style style:name="T319" style:family="text">
      <style:text-properties style:text-underline-style="none" fo:font-weight="normal" officeooo:rsid="014ec294" style:font-weight-asian="normal" style:font-weight-complex="normal"/>
    </style:style>
    <style:style style:name="T320" style:family="text">
      <style:text-properties fo:font-variant="normal" fo:text-transform="none" style:font-name="Liberation Serif" fo:font-size="12pt" fo:letter-spacing="normal" fo:font-style="normal" style:text-underline-style="none" fo:font-weight="normal" officeooo:rsid="011eef0d" style:font-size-asian="12pt" style:font-weight-asian="normal" style:font-size-complex="12pt" style:font-weight-complex="normal"/>
    </style:style>
    <style:style style:name="T321"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322" style:family="text">
      <style:text-properties fo:font-variant="normal" fo:text-transform="none" style:font-name="Liberation Serif" fo:font-size="12pt" fo:letter-spacing="normal" fo:font-style="normal" style:text-underline-style="none" fo:font-weight="normal" officeooo:rsid="011fe071" style:font-size-asian="12pt" style:font-weight-asian="normal" style:font-size-complex="12pt" style:font-weight-complex="normal"/>
    </style:style>
    <style:style style:name="T323" style:family="text">
      <style:text-properties fo:font-variant="normal" fo:text-transform="none" style:font-name="Liberation Serif" fo:font-size="12pt" fo:letter-spacing="normal" fo:font-style="normal" style:text-underline-style="none" fo:font-weight="normal" officeooo:rsid="011f92af" style:font-size-asian="12pt" style:font-weight-asian="normal" style:font-size-complex="12pt" style:font-weight-complex="normal"/>
    </style:style>
    <style:style style:name="T324"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325"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326" style:family="text">
      <style:text-properties fo:font-variant="normal" fo:text-transform="none" style:font-name="Liberation Serif" fo:font-size="12pt" fo:letter-spacing="normal" fo:font-style="normal" style:text-underline-style="none" fo:font-weight="normal" officeooo:rsid="01299d55" style:font-size-asian="12pt" style:font-weight-asian="normal" style:font-size-complex="12pt" style:font-weight-complex="normal"/>
    </style:style>
    <style:style style:name="T327" style:family="text">
      <style:text-properties fo:font-variant="normal" fo:text-transform="none" style:font-name="Liberation Serif" fo:font-size="12pt" fo:letter-spacing="normal" fo:font-style="normal" style:text-underline-style="none" fo:font-weight="normal" officeooo:rsid="012919e4" style:font-size-asian="12pt" style:font-weight-asian="normal" style:font-size-complex="12pt" style:font-weight-complex="normal"/>
    </style:style>
    <style:style style:name="T328" style:family="text">
      <style:text-properties fo:font-variant="normal" fo:text-transform="none" style:font-name="Liberation Serif" fo:font-size="12pt" fo:letter-spacing="normal" fo:font-style="normal" style:text-underline-style="none" fo:font-weight="normal" officeooo:rsid="0120bedf" style:font-size-asian="12pt" style:font-weight-asian="normal" style:font-size-complex="12pt" style:font-weight-complex="normal"/>
    </style:style>
    <style:style style:name="T329"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330" style:family="text">
      <style:text-properties fo:font-variant="normal" fo:text-transform="none" style:font-name="Liberation Serif" fo:font-size="12pt" fo:letter-spacing="normal" fo:font-style="normal" style:text-underline-style="none" fo:font-weight="normal" officeooo:rsid="012d8d0d" style:font-size-asian="12pt" style:font-weight-asian="normal" style:font-size-complex="12pt" style:font-weight-complex="normal"/>
    </style:style>
    <style:style style:name="T331" style:family="text">
      <style:text-properties fo:font-variant="normal" fo:text-transform="none" style:font-name="Liberation Serif" fo:font-size="12pt" fo:letter-spacing="normal" fo:font-style="normal" style:text-underline-style="none" fo:font-weight="normal" officeooo:rsid="0123b81e" style:font-size-asian="12pt" style:font-weight-asian="normal" style:font-size-complex="12pt" style:font-weight-complex="normal"/>
    </style:style>
    <style:style style:name="T332" style:family="text">
      <style:text-properties fo:font-variant="normal" fo:text-transform="none" style:font-name="Liberation Serif" fo:font-size="12pt" fo:letter-spacing="normal" fo:font-style="normal" style:text-underline-style="none" fo:font-weight="normal" officeooo:rsid="01248e87" style:font-size-asian="12pt" style:font-weight-asian="normal" style:font-size-complex="12pt" style:font-weight-complex="normal"/>
    </style:style>
    <style:style style:name="T333" style:family="text">
      <style:text-properties fo:font-variant="normal" fo:text-transform="none" style:font-name="Liberation Serif" fo:font-size="12pt" fo:letter-spacing="normal" fo:font-style="normal" style:text-underline-style="none" fo:font-weight="normal" officeooo:rsid="01316e26" style:font-size-asian="12pt" style:font-weight-asian="normal" style:font-size-complex="12pt" style:font-weight-complex="normal"/>
    </style:style>
    <style:style style:name="T334" style:family="text">
      <style:text-properties fo:font-variant="normal" fo:text-transform="none" style:font-name="Liberation Serif" fo:font-size="12pt" fo:letter-spacing="normal" fo:font-style="normal" style:text-underline-style="none" fo:font-weight="normal" officeooo:rsid="012e4c99" style:font-size-asian="12pt" style:font-weight-asian="normal" style:font-size-complex="12pt" style:font-weight-complex="normal"/>
    </style:style>
    <style:style style:name="T335" style:family="text">
      <style:text-properties fo:font-variant="normal" fo:text-transform="none" style:font-name="Liberation Serif" fo:font-size="12pt" fo:letter-spacing="normal" fo:font-style="normal" style:text-underline-style="none" fo:font-weight="normal" officeooo:rsid="014f4dd5" style:font-size-asian="12pt" style:font-weight-asian="normal" style:font-size-complex="12pt" style:font-weight-complex="normal"/>
    </style:style>
    <style:style style:name="T336" style:family="text">
      <style:text-properties fo:font-variant="normal" fo:text-transform="none" style:font-name="Liberation Serif" fo:font-size="12pt" fo:letter-spacing="normal" fo:font-style="normal" style:text-underline-style="none" fo:font-weight="normal" officeooo:rsid="01c69234" style:font-size-asian="12pt" style:font-weight-asian="normal" style:font-size-complex="12pt" style:font-weight-complex="normal"/>
    </style:style>
    <style:style style:name="T337" style:family="text">
      <style:text-properties fo:font-variant="normal" fo:text-transform="none" style:font-name="Liberation Serif" fo:font-size="12pt" fo:letter-spacing="normal" fo:font-style="normal" style:text-underline-style="none" fo:font-weight="normal" officeooo:rsid="0157ae5e" style:font-size-asian="12pt" style:font-weight-asian="normal" style:font-size-complex="12pt" style:font-weight-complex="normal"/>
    </style:style>
    <style:style style:name="T338" style:family="text">
      <style:text-properties fo:font-variant="normal" fo:text-transform="none" style:font-name="Liberation Serif" fo:font-size="12pt" fo:letter-spacing="normal" fo:font-style="normal" style:text-underline-style="none" fo:font-weight="normal" officeooo:rsid="01303c0f" style:font-size-asian="12pt" style:font-weight-asian="normal" style:font-size-complex="12pt" style:font-weight-complex="normal"/>
    </style:style>
    <style:style style:name="T339" style:family="text">
      <style:text-properties fo:font-variant="normal" fo:text-transform="none" style:font-name="Liberation Serif" fo:font-size="12pt" fo:letter-spacing="normal" fo:font-style="normal" style:text-underline-style="none" fo:font-weight="normal" officeooo:rsid="01c861e0" style:font-size-asian="12pt" style:font-weight-asian="normal" style:font-size-complex="12pt" style:font-weight-complex="normal"/>
    </style:style>
    <style:style style:name="T340" style:family="text">
      <style:text-properties fo:font-variant="normal" fo:text-transform="none" style:font-name="Liberation Serif" fo:font-size="12pt" fo:letter-spacing="normal" fo:font-style="normal" style:text-underline-style="none" fo:font-weight="normal" officeooo:rsid="0130f8b5" style:font-size-asian="12pt" style:font-weight-asian="normal" style:font-size-complex="12pt" style:font-weight-complex="normal"/>
    </style:style>
    <style:style style:name="T341" style:family="text">
      <style:text-properties fo:font-variant="normal" fo:text-transform="none" style:font-name="Liberation Serif"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342" style:family="text">
      <style:text-properties fo:font-variant="normal" fo:text-transform="none" style:font-name="Liberation Serif"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343" style:family="text">
      <style:text-properties fo:font-variant="normal" fo:text-transform="none" style:font-name="Liberation Serif"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344" style:family="text">
      <style:text-properties fo:font-variant="normal" fo:text-transform="none" style:font-name="Liberation Serif"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345" style:family="text">
      <style:text-properties fo:font-variant="normal" fo:text-transform="none" style:font-name="Liberation Serif"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346" style:family="text">
      <style:text-properties fo:font-variant="normal" fo:text-transform="none" style:font-name="Liberation Serif"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347" style:family="text">
      <style:text-properties fo:font-variant="normal" fo:text-transform="none" style:font-name="Liberation Serif"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348" style:family="text">
      <style:text-properties style:text-underline-style="none" fo:font-weight="normal" officeooo:rsid="005bdfb9" style:font-weight-asian="normal" style:font-weight-complex="normal"/>
    </style:style>
    <style:style style:name="T349" style:family="text">
      <style:text-properties fo:color="#ff4000" loext:opacity="100%" fo:font-weight="normal" officeooo:rsid="006fbec8" style:font-weight-asian="normal" style:font-weight-complex="normal"/>
    </style:style>
    <style:style style:name="T350" style:family="text">
      <style:text-properties fo:color="#ff4000" loext:opacity="100%" fo:font-weight="normal" officeooo:rsid="00740f8f" style:font-weight-asian="normal" style:font-weight-complex="normal"/>
    </style:style>
    <style:style style:name="T351" style:family="text">
      <style:text-properties fo:color="#ff4000" loext:opacity="100%" fo:font-weight="normal" officeooo:rsid="00707f76" style:font-weight-asian="normal" style:font-weight-complex="normal"/>
    </style:style>
    <style:style style:name="T352" style:family="text">
      <style:text-properties fo:color="#ff4000" loext:opacity="100%" style:font-name="Bukyvede" fo:font-weight="normal" officeooo:rsid="006fbec8" style:font-weight-asian="normal" style:font-weight-complex="normal"/>
    </style:style>
    <style:style style:name="T353" style:family="text">
      <style:text-properties fo:color="#ff4000" loext:opacity="100%" style:font-name="Liberation Serif" fo:font-weight="normal" officeooo:rsid="00722373" style:font-weight-asian="normal" style:font-weight-complex="normal"/>
    </style:style>
    <style:style style:name="T354" style:family="text">
      <style:text-properties fo:color="#ff4000" loext:opacity="100%" style:font-name="Liberation Serif" fo:font-weight="normal" officeooo:rsid="00740f8f" style:font-weight-asian="normal" style:font-weight-complex="normal"/>
    </style:style>
    <style:style style:name="T355" style:family="text">
      <style:text-properties fo:color="#ff4000" loext:opacity="100%" fo:font-weight="normal" officeooo:rsid="0071da0f" style:font-weight-asian="normal" style:font-weight-complex="normal"/>
    </style:style>
    <style:style style:name="T356" style:family="text">
      <style:text-properties fo:color="#ff4000" loext:opacity="100%" style:font-name="Bukyvede" fo:font-weight="normal" officeooo:rsid="0071da0f" style:font-weight-asian="normal" style:font-weight-complex="normal"/>
    </style:style>
    <style:style style:name="T357" style:family="text">
      <style:text-properties fo:color="#ff4000" loext:opacity="100%" fo:font-weight="normal" officeooo:rsid="00722373" style:font-weight-asian="normal" style:font-weight-complex="normal"/>
    </style:style>
    <style:style style:name="T358" style:family="text">
      <style:text-properties fo:color="#ff4000" loext:opacity="100%" fo:font-weight="normal" officeooo:rsid="00ab5804" style:font-weight-asian="normal" style:font-weight-complex="normal"/>
    </style:style>
    <style:style style:name="T359" style:family="text">
      <style:text-properties fo:color="#ff4000" loext:opacity="100%" fo:font-weight="normal" officeooo:rsid="00ac34a7" style:font-weight-asian="normal" style:font-weight-complex="normal"/>
    </style:style>
    <style:style style:name="T360" style:family="text">
      <style:text-properties fo:color="#ff4000" loext:opacity="100%" style:font-name="Bukyvede" fo:font-weight="normal" officeooo:rsid="00ac34a7" style:font-weight-asian="normal" style:font-weight-complex="normal"/>
    </style:style>
    <style:style style:name="T361" style:family="text">
      <style:text-properties style:font-name="Liberation Serif" officeooo:rsid="009f616e"/>
    </style:style>
    <style:style style:name="T362" style:family="text">
      <style:text-properties style:font-name="Liberation Serif" officeooo:rsid="00a0a933"/>
    </style:style>
    <style:style style:name="T363" style:family="text">
      <style:text-properties style:font-name="Bukyvede" officeooo:rsid="00a0a933"/>
    </style:style>
    <style:style style:name="T364" style:family="text">
      <style:text-properties fo:font-family="Bukyvede" officeooo:rsid="00a0a933"/>
    </style:style>
    <style:style style:name="T365" style:family="text">
      <style:text-properties style:font-name="Liberation Serif" officeooo:rsid="00a15e37"/>
    </style:style>
    <style:style style:name="T366" style:family="text">
      <style:text-properties officeooo:rsid="005e0b04"/>
    </style:style>
    <style:style style:name="T367" style:family="text">
      <style:text-properties officeooo:rsid="00565221"/>
    </style:style>
    <style:style style:name="T368"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span text:style-name="T70"> </text:span></text:p>
      <text:p text:style-name="P15"><text:span text:style-name="T71">My contention is that before about 1100 not enough of these structural changes are in evidence in any Slavic text, and thus they can be relatively straightforwardly indexed using a well-chosen LCS system. </text:span>Before giving example<text:span text:style-name="T71">s</text:span> of structural change<text:span text:style-name="T72">s</text:span><text:span text:style-name="T71"> that are problematic for such an indexing-system</text:span>, it's necessary to <text:span text:style-name="T71">first </text:span>lay out my LCS system in full<text:span text:style-name="T71">:</text:span></text:p>
      <text:p text:style-name="P16"/>
      <text:p text:style-name="P17">1.1 Late Common Slavonic as a "phonological index"</text:p>
      <text:p text:style-name="P13"><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8">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19">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text:span><text:span text:style-name="T113"> </text:span><text:span text:style-name="T112"><text:line-break/>To be explicit, the native phonemes in my LCS system are given in the tables below:</text:span></text:p>
      <text:p text:style-name="P20"/>
      <text:p text:style-name="P20"/>
      <text:p text:style-name="P20"/>
      <text:p text:style-name="P20"/>
      <text:p text:style-name="P21"/>
      <text:p text:style-name="P21"><draw:frame draw:style-name="fr1" draw:name="Frame3" text:anchor-type="paragraph" svg:x="0.22cm" svg:y="0.118cm" svg:width="7.329cm" draw:z-index="1"><draw:text-box fo:min-height="7.228cm"><text:p text:style-name="P22"><draw:frame draw:style-name="fr2" draw:name="Frame1" text:anchor-type="paragraph" svg:x="7.601cm" svg:y="-0.002cm" svg:width="7.624cm" draw:z-index="0"><draw:text-box fo:min-height="7.468cm"><text:p text:style-name="P23">Table <text:sequence text:ref-name="refTable0" text:name="Table" text:formula="ooow:Table+1" style:num-format="1">1</text:sequence>: LCS consonants<text:span text:style-name="T114">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4">Labial</text:p></table:table-cell><table:table-cell table:style-name="Table1.A1" office:value-type="string"><text:p text:style-name="P24">Dental</text:p></table:table-cell><table:table-cell table:style-name="Table1.A1" office:value-type="string"><text:p text:style-name="P24">Palatal</text:p></table:table-cell><table:table-cell table:style-name="Table1.D1" office:value-type="string"><text:p text:style-name="P24">Velar</text:p></table:table-cell></table:table-row><table:table-row><table:table-cell table:style-name="Table1.A2" office:value-type="string"><text:p text:style-name="P25">m</text:p></table:table-cell><table:table-cell table:style-name="Table1.A2" office:value-type="string"><text:p text:style-name="P25">n</text:p></table:table-cell><table:table-cell table:style-name="Table1.A2" office:value-type="string"><text:p text:style-name="P25">ń</text:p></table:table-cell><table:table-cell table:style-name="Table1.D2" office:value-type="string"><text:p text:style-name="P26"/></table:table-cell></table:table-row><table:table-row table:style-name="Table1.3"><table:table-cell table:style-name="Table1.A2" office:value-type="string"><text:p text:style-name="P25">b <text:s text:c="10"/>p</text:p></table:table-cell><table:table-cell table:style-name="Table1.A2" office:value-type="string"><text:p text:style-name="P25">t <text:s text:c="8"/>d</text:p></table:table-cell><table:table-cell table:style-name="Table1.A2" office:value-type="string"><text:p text:style-name="P25">ћ <text:s text:c="7"/>ђ</text:p></table:table-cell><table:table-cell table:style-name="Table1.D2" office:value-type="string"><text:p text:style-name="P25">k <text:s text:c="6"/>g</text:p></table:table-cell></table:table-row><table:table-row><table:table-cell table:style-name="Table1.A2" office:value-type="string"><text:p text:style-name="P26"/></table:table-cell><table:table-cell table:style-name="Table1.A2" office:value-type="string"><text:p text:style-name="P25">s <text:s text:c="8"/>z</text:p></table:table-cell><table:table-cell table:style-name="Table1.A2" office:value-type="string"><text:p text:style-name="P25">š <text:s text:c="7"/>ž</text:p></table:table-cell><table:table-cell table:style-name="Table1.D2" office:value-type="string"><text:p text:style-name="P25">x</text:p></table:table-cell></table:table-row><table:table-row><table:table-cell table:style-name="Table1.A2" office:value-type="string"><text:p text:style-name="P26"/></table:table-cell><table:table-cell table:style-name="Table1.A2" office:value-type="string"><text:p text:style-name="P26"/></table:table-cell><table:table-cell table:style-name="Table1.A2" office:value-type="string"><text:p text:style-name="P25">č</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l</text:p></table:table-cell><table:table-cell table:style-name="Table1.A2" office:value-type="string"><text:p text:style-name="P25">ĺ</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r</text:p></table:table-cell><table:table-cell table:style-name="Table1.A2" office:value-type="string"><text:p text:style-name="P25">ŕ</text:p></table:table-cell><table:table-cell table:style-name="Table1.D2" office:value-type="string"><text:p text:style-name="P26"/></table:table-cell></table:table-row><table:table-row><table:table-cell table:style-name="Table1.A2" office:value-type="string"><text:p text:style-name="P25">v</text:p></table:table-cell><table:table-cell table:style-name="Table1.A2" office:value-type="string"><text:p text:style-name="P26"/></table:table-cell><table:table-cell table:style-name="Table1.A2" office:value-type="string"><text:p text:style-name="P25">j</text:p></table:table-cell><table:table-cell table:style-name="Table1.D2" office:value-type="string"><text:p text:style-name="P26"/></table:table-cell></table:table-row></table:table><text:p text:style-name="P27"/></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8"/></table:table-cell><table:table-cell table:style-name="Figure1.B1" table:number-columns-spanned="3" office:value-type="string"><text:p text:style-name="P29">Front <text:s text:c="27"/>Back</text:p></table:table-cell><table:covered-table-cell/><table:covered-table-cell/></table:table-row><table:table-row table:style-name="Figure1.2"><table:table-cell table:style-name="Figure1.A2" table:number-rows-spanned="2" office:value-type="string"><text:p text:style-name="P30"/><text:p text:style-name="P30">High</text:p></table:table-cell><table:table-cell table:style-name="Figure1.A2" office:value-type="string"><text:p text:style-name="P31">i</text:p></table:table-cell><table:table-cell table:style-name="Figure1.A2" office:value-type="string"><text:p text:style-name="P32"/></table:table-cell><table:table-cell table:style-name="Figure1.D2" office:value-type="string"><text:p text:style-name="P33">y <text:s text:c="10"/>u</text:p></table:table-cell></table:table-row><table:table-row table:style-name="Figure1.3"><table:covered-table-cell table:style-name="Figure1.A2"/><table:table-cell table:style-name="Figure1.A2" office:value-type="string"><text:p text:style-name="P34">ŕ̥ ь ĺ̥</text:p></table:table-cell><table:table-cell table:style-name="Figure1.A2" office:value-type="string"><text:p text:style-name="P35">y̨</text:p></table:table-cell><table:table-cell table:style-name="Figure1.D2" office:value-type="string"><text:p text:style-name="P36">r̥ ъ l̥</text:p></table:table-cell></table:table-row><table:table-row table:style-name="Figure1.4"><table:table-cell table:style-name="Figure1.A2" table:number-rows-spanned="2" office:value-type="string"><text:p text:style-name="P30"/><text:p text:style-name="P30">Mid</text:p></table:table-cell><table:table-cell table:style-name="Figure1.A2" office:value-type="string"><text:p text:style-name="P33">e<text:span text:style-name="T115"> <text:s text:c="7"/>ę</text:span></text:p></table:table-cell><table:table-cell table:style-name="Figure1.A2" office:value-type="string"><text:p text:style-name="P32"/></table:table-cell><table:table-cell table:style-name="Figure1.D2" office:value-type="string"><text:p text:style-name="P37"><text:span text:style-name="T115">ǫ</text:span><text:span text:style-name="T116"> <text:s text:c="9"/></text:span>o</text:p></table:table-cell></table:table-row><table:table-row table:style-name="Figure1.5"><table:covered-table-cell table:style-name="Figure1.A2"/><table:table-cell table:style-name="Figure1.A2" office:value-type="string"><text:p text:style-name="P38">ě <text:s text:c="7"/>ę̌</text:p></table:table-cell><table:table-cell table:style-name="Figure1.A2" office:value-type="string"><text:p text:style-name="P32"/></table:table-cell><table:table-cell table:style-name="Figure1.D2" office:value-type="string"><text:p text:style-name="P38"/></table:table-cell></table:table-row><table:table-row table:style-name="Figure1.6"><table:table-cell table:style-name="Figure1.A2" table:number-rows-spanned="2" office:value-type="string"><text:p text:style-name="P29"/><text:p text:style-name="P30">Low</text:p></table:table-cell><table:table-cell table:style-name="Figure1.A2" office:value-type="string"><text:p text:style-name="P34">Ǣ</text:p></table:table-cell><table:table-cell table:style-name="Figure1.A2" office:value-type="string"><text:p text:style-name="P32"/></table:table-cell><table:table-cell table:style-name="Figure1.D2" office:value-type="string"><text:p text:style-name="P32"/></table:table-cell></table:table-row><table:table-row table:style-name="Figure1.7"><table:covered-table-cell table:style-name="Figure1.A2"/><table:table-cell table:style-name="Figure1.A2" office:value-type="string"><text:p text:style-name="P32"/></table:table-cell><table:table-cell table:style-name="Figure1.A2" office:value-type="string"><text:p text:style-name="P38">a</text:p></table:table-cell><table:table-cell table:style-name="Figure1.D2" office:value-type="string"><text:p text:style-name="P32"/></table:table-cell></table:table-row></table:table><text:p text:style-name="P39"/></draw:text-box></draw:frame><text:soft-page-break/></text:p>
      <text:p text:style-name="P21"/>
      <text:p text:style-name="P21"/>
      <text:p text:style-name="P21"/>
      <text:p text:style-name="P21"/>
      <text:p text:style-name="P40"/>
      <text:p text:style-name="P41"/>
      <text:p text:style-name="P42"/>
      <text:p text:style-name="P43"/>
      <text:p text:style-name="P43"/>
      <text:p text:style-name="P43"/>
      <text:p text:style-name="P43"/>
      <text:p text:style-name="P43"/>
      <text:p text:style-name="P43"/>
      <text:p text:style-name="P43"/>
      <text:p text:style-name="P43"/>
      <text:p text:style-name="P43"/>
      <text:p text:style-name="P44"><text:span text:style-name="T117">In addition</text:span><text:span text:style-name="T118">,</text:span><text:span text:style-name="T117"> the following symbols are used to represent phonemes of wholly foreign origin in order to represent badly-integrated foreign borrowings, whose level of integration into the native system </text:span><text:span text:style-name="T119">we deliberately do not take a position on</text:span><text:span text:style-name="T117">: /ḱ ǵ x́ f ü/</text:span><text:span text:style-name="T120">, e.g. in respectively </text:span><text:span text:style-name="T121">к҄итъ</text:span><text:span text:style-name="T122"> </text:span><text:span text:style-name="T123">&lt;*</text:span><text:span text:style-name="T124">ḱ</text:span><text:span text:style-name="T125">itъ</text:span><text:span text:style-name="T126">,</text:span><text:span text:style-name="T127"> </text:span><text:span text:style-name="T121">ꙇꙉемонъ</text:span><text:span text:style-name="T122"> </text:span><text:span text:style-name="T125">&lt;*iǵemonъ</text:span><text:span text:style-name="T126">,</text:span><text:span text:style-name="T122"> </text:span><text:span text:style-name="T121">хитонъ</text:span><text:span text:style-name="T122"> </text:span><text:span text:style-name="T125">&lt;*x́itonъ</text:span><text:span text:style-name="T126">,</text:span><text:span text:style-name="T128"> </text:span><text:span text:style-name="T129">иосифъ</text:span><text:span text:style-name="T130"> </text:span><text:span text:style-name="T125">&lt;*ijosifъ</text:span><text:span text:style-name="T125"><text:note text:id="ftn3" text:note-class="footnote"><text:note-citation>3</text:note-citation><text:note-body><text:p text:style-name="P45">Of course the sequence /jo/ violates LCS phonotactics as well.</text:p></text:note-body></text:note></text:span><text:span text:style-name="T126">,</text:span><text:span text:style-name="T130"> </text:span><text:span text:style-name="T123">and</text:span><text:span text:style-name="T130"> мѵро </text:span><text:span text:style-name="T125">&lt;*müro</text:span><text:span text:style-name="T131">. </text:span><text:span text:style-name="T117"><text:s/>Almost none of the words containing these symbols would actually have existed in the language during Common Slavonic times, but they need to be included in the indexing-system because they often contain native Slavic elements (</text:span><text:span text:style-name="T120">f.ex.</text:span><text:span text:style-name="T117"> inflectional endings). Normally they represent specific sounds in the source-language (usually Greek), </text:span><text:span text:style-name="T119">so </text:span><text:span text:style-name="T132">including them is </text:span><text:span text:style-name="T117">useful </text:span><text:span text:style-name="T132">for investigating the </text:span><text:span text:style-name="T117">process of </text:span><text:span text:style-name="T132">these sounds'</text:span><text:span text:style-name="T117"> integration into the native systems. </text:span><text:span text:style-name="T120">For instance,</text:span><text:span text:style-name="T117"> the </text:span><text:span text:style-name="T133">extent to w</text:span><text:span text:style-name="T134">h</text:span><text:span text:style-name="T133">ich</text:span><text:span text:style-name="T117"> Greek /ü/ </text:span><text:span text:style-name="T133">is integrated into</text:span><text:span text:style-name="T117"> </text:span><text:span text:style-name="T135">either </text:span><text:span text:style-name="T117">native /i/ or /u/</text:span><text:span text:style-name="T120"> can be seen in variations in the OCS </text:span><text:span text:style-name="T132">spellings of the </text:span><text:span text:style-name="T120">word for 'Egypt': </text:span><text:span text:style-name="T136">ⰵ</text:span><text:span text:style-name="T137">ⰼⱓ</text:span><text:span text:style-name="T136">ⱂⱅⰰ</text:span><text:span text:style-name="T117"> vs </text:span><text:span text:style-name="T136">ⰵ</text:span><text:span text:style-name="T137">ⰳⰹ</text:span><text:span text:style-name="T136">ⱂⱅⰰ</text:span><text:span text:style-name="T117"> vs </text:span><text:span text:style-name="T136">ⰵ</text:span><text:span text:style-name="T137">ⰳⱛ</text:span><text:span text:style-name="T136">ⱂⱅⱏ</text:span><text:span text:style-name="T117"> vs </text:span><text:span text:style-name="T138">е</text:span><text:span text:style-name="T139">гоу</text:span><text:span text:style-name="T138">птъ</text:span><text:span text:style-name="T117"> vs</text:span><text:span text:style-name="T140"> </text:span><text:span text:style-name="T141">ⰵ</text:span><text:span text:style-name="T142">̅</text:span><text:span text:style-name="T143">ⰼ</text:span><text:span text:style-name="T144">ⱛ</text:span><text:span text:style-name="T145">ⱂⱅ</text:span><text:span text:style-name="T146">̅</text:span><text:span text:style-name="T145">ⰰ</text:span><text:span text:style-name="T147"><text:note text:id="ftn4" text:note-class="footnote"><text:note-citation>4</text:note-citation><text:note-body><text:p text:style-name="P46">Forms are given as they appear in the manuscripts; <text:span text:style-name="T148">modern fonts mean that the misleading and unhelpful practice of transcribing Glagolitic into Cyrillic </text:span><text:span text:style-name="T149">is no longer justifi</text:span><text:span text:style-name="T150">ed</text:span><text:span text:style-name="T149"> in any context</text:span>.</text:p></text:note-body></text:note></text:span><text:span text:style-name="T120">, etc.</text:span><text:span text:style-name="T132">. One might also ask whether a separate &lt;</text:span><text:span text:style-name="T151">ⰼ</text:span><text:span text:style-name="T152">&gt;</text:span><text:span text:style-name="T153"> letter for /</text:span><text:span text:style-name="T147">ǵ</text:span><text:span text:style-name="T153">/ (and the writing of &lt;</text:span><text:span text:style-name="T154">ⰽ</text:span><text:span text:style-name="T155">҄</text:span><text:span text:style-name="T153"> &gt; with the palatalisation-diacritic) could be linked to the inadmissibility</text:span><text:span text:style-name="T156"> </text:span><text:span text:style-name="T153">in the native systems of soft [k</text:span><text:span text:style-name="T157">j</text:span><text:span text:style-name="T153">, g</text:span><text:span text:style-name="T157">j</text:span><text:span text:style-name="T158">] sounds, and </text:span><text:span text:style-name="T159">whether </text:span><text:span text:style-name="T158">their replacement with regular </text:span><text:span text:style-name="T160">&lt;ⰳ,ⰽ&gt; or </text:span><text:span text:style-name="T158">&lt;</text:span><text:span text:style-name="T161">г</text:span><text:span text:style-name="T158">, </text:span><text:span text:style-name="T161">к</text:span><text:span text:style-name="T158">&gt;</text:span><text:span text:style-name="T162"> </text:span><text:span text:style-name="T159">was </text:span><text:span text:style-name="T162">more likely in systems with some level of native </text:span><text:span text:style-name="T158">[k</text:span><text:span text:style-name="T157">j</text:span><text:span text:style-name="T158">, g</text:span><text:span text:style-name="T157">j</text:span><text:span text:style-name="T158">]</text:span><text:span text:style-name="T162"> (for instance, in Rus' after the so-called Fourth Velar Palatalisation, or in Novgorod due to the retention of native velars before front-vowels because of the non-action of PV2, etc.); such questions are far easier to investigate if all relevant forms can be reliably retrieved by giving them even a consciously artificial LCS representation. </text:span></text:p>
      <text:p text:style-name="P47"/>
      <text:p text:style-name="P48"><text:span text:style-name="T163">I have </text:span><text:span text:style-name="T164">deliberately not </text:span><text:span text:style-name="T163">include</text:span><text:span text:style-name="T164">d</text:span><text:span text:style-name="T163"> accentual information in my reconstruction of vowels, even though such information is in fact required to explain</text:span><text:span text:style-name="T165"> certain differing manuscript-reflexes,</text:span><text:span text:style-name="T166"> e.g. Russkaja Pravda fem. acc. sg. </text:span><text:span text:style-name="T167">робу</text:span><text:span text:style-name="T166"> &lt; *</text:span><text:span text:style-name="T168">orb-ǫ vs Uspenskij Sbornik nt. acc. sg. </text:span><text:span text:style-name="T169">рало</text:span><text:span text:style-name="T168"> &lt; *ordl-o, </text:span><text:span text:style-name="T164">because f</text:span><text:span text:style-name="T170">or too large a proportion of the vocabulary this information is not </text:span><text:span text:style-name="T171">sufficiently </text:span><text:span text:style-name="T170">securely </text:span><text:span text:style-name="T172">and</text:span><text:span text:style-name="T170"> uncontroversially reconstructed </text:span><text:span text:style-name="T173">to justify</text:span><text:span text:style-name="T170"> its inclusion, and anyway the (often post-LCS) derivational processes which</text:span><text:span text:style-name="T173"> are responsible for most of the actual words in </text:span><text:span text:style-name="T72">the attested texts (and the inevitable </text:span><text:span text:style-name="T174">accentual </text:span><text:span text:style-name="T72">levelling processes likely to have occurred in the course of these derivations)</text:span><text:span text:style-name="T173"> complicate things even further</text:span><text:span text:style-name="T174">.</text:span></text:p>
      <text:p text:style-name="P48"/>
      <text:p text:style-name="P49"><text:span text:style-name="T175">The two extra nasal-vowels /</text:span><text:span text:style-name="T176">y̨</text:span><text:span text:style-name="T177">/ and /</text:span><text:span text:style-name="T178">ę̌</text:span><text:span text:style-name="T177">/ are required to account for the split between North (East and West) and South Slavic forms of certain inflectional-endings: *</text:span><text:span text:style-name="T176">y̨</text:span><text:span text:style-name="T179"> for the nom. sg. masc./nt. pres. act. participle of certain verb-classes whose present-stem ends on a hard-consonant, </text:span><text:span text:style-name="T180">which in South Slavic remains high and backed, </text:span><text:span text:style-name="T179">e.g. Supr. </text:span><text:span text:style-name="T181">ꙁов</text:span><text:span text:style-name="T182">ꙑ</text:span><text:span text:style-name="T183"> </text:span><text:span text:style-name="T179">&lt;*zov</text:span><text:span text:style-name="T184">y̨</text:span><text:span text:style-name="T185">, </text:span><text:span text:style-name="T186">Psalterium Sinaiticum</text:span><text:span text:style-name="T187"> <text:s/></text:span><text:span text:style-name="T188">ⱄⱅⱃⱑⰳ</text:span><text:span text:style-name="T189">ⱘ</text:span><text:span text:style-name="T188">ⰺ </text:span><text:soft-page-break/><text:span text:style-name="T186">&lt;*sterg</text:span><text:span text:style-name="T184">y̨</text:span><text:span text:style-name="T186">‑jь, Codex Marianus</text:span><text:span text:style-name="T188"> ⱑⰴ</text:span><text:span text:style-name="T189">ⱕ</text:span><text:span text:style-name="T190">ⰻ</text:span><text:span text:style-name="T191"> </text:span><text:span text:style-name="T186">&lt;*</text:span><text:span text:style-name="T191">jǢd</text:span><text:span text:style-name="T184">y̨</text:span><text:span text:style-name="T186">‑jь</text:span><text:span text:style-name="T191"> (as is clear from these forms, </text:span><text:span text:style-name="T192">some dialects of </text:span><text:span text:style-name="T191">early OCS retained </text:span><text:span text:style-name="T193">some kind of</text:span><text:span text:style-name="T191"> nasal character </text:span><text:span text:style-name="T193">in</text:span><text:span text:style-name="T191"> this vowel and may even have developed the special "hooked" nasal letter &lt;</text:span><text:span text:style-name="T190">ⱕ</text:span><text:span text:style-name="T191">&gt; for it), but in North Slavic </text:span><text:span text:style-name="T194">lowered to</text:span><text:span text:style-name="T191"> /a/</text:span><text:span text:style-name="T195">: </text:span><text:span text:style-name="T191">Old Polish (</text:span>Kazania Świ<text:span text:style-name="T196">ę</text:span>tokrzyskie<text:span text:style-name="T191">) </text:span><text:span text:style-name="T197">rec</text:span><text:span text:style-name="T198">a</text:span><text:span text:style-name="T191"> /r'eka/</text:span><text:span text:style-name="T199"> &lt;*rek</text:span><text:span text:style-name="T184">y̨</text:span><text:span text:style-name="T191">, Ru.Ch.Sl. (Vita Methodii) </text:span><text:span text:style-name="T190">вьсемог</text:span><text:span text:style-name="T200">а</text:span><text:span text:style-name="T190">и</text:span><text:span text:style-name="T191"> &lt;*vьxemog</text:span><text:span text:style-name="T184">y̨</text:span><text:span text:style-name="T186">‑jь</text:span><text:span text:style-name="T195">. </text:span><text:span text:style-name="T177">/</text:span><text:span text:style-name="T178">ę̌</text:span><text:span text:style-name="T177">/</text:span><text:span text:style-name="T201"> is responsible for the NSl. /ě/ vs SSl. /ę/ shapes of jo-stem masc. acc. pl. and the ja-stem nom./acc. pl. and gen. sg. endings</text:span><text:span text:style-name="T202">, which are reflected in respectively the post- and pre-revolutionary spellings of the Russian nom./acc. pl. long-adjective endings -</text:span><text:span text:style-name="T203">ые</text:span><text:span text:style-name="T202"> &lt; *yj</text:span><text:span text:style-name="T201">ě</text:span><text:span text:style-name="T202"> &lt; *yj</text:span><text:span text:style-name="T178">ę̌</text:span><text:span text:style-name="T201"> </text:span><text:span text:style-name="T202"><text:s/>vs -</text:span><text:span text:style-name="T203">ыя</text:span><text:span text:style-name="T202"> &lt; *yja &lt; *yj</text:span><text:span text:style-name="T201">ę</text:span><text:span text:style-name="T202"> &lt; *yj</text:span><text:span text:style-name="T178">ę̌</text:span><text:span text:style-name="T204">.</text:span><text:span text:style-name="T205"> </text:span><text:span text:style-name="T201">(Kortlandt 1979). </text:span></text:p>
      <text:p text:style-name="P50"/>
      <text:p text:style-name="P51"><text:span text:style-name="T206">The need for the</text:span><text:span text:style-name="T207"> retention of the</text:span><text:span text:style-name="T206"> /Ǣ/ archiphoneme</text:span><text:span text:style-name="T208">, </text:span><text:span text:style-name="T207">which represent</text:span><text:span text:style-name="T209">s</text:span><text:span text:style-name="T207"> merged Early Common Slavonic *ē *ā</text:span><text:span text:style-name="T206"> </text:span><text:span text:style-name="T207">in the position after palatal consonants, up to this point</text:span><text:span text:style-name="T209"> of LCS</text:span><text:span text:style-name="T207">, </text:span><text:span text:style-name="T206">is explored in detail in Winslow (2022)</text:span><text:span text:style-name="T207">, but t</text:span><text:span text:style-name="T209">he same</text:span><text:span text:style-name="T207"> archiphoneme (</text:span><text:span text:style-name="T209">along with</text:span><text:span text:style-name="T207"> its short counterpart /</text:span>Æ<text:span text:style-name="T210">/)</text:span><text:span text:style-name="T211"> was explicitly posited by Kortlandt</text:span><text:span text:style-name="T209"> as far back as 1979 (p.266)</text:span><text:span text:style-name="T212"> as part of his ECS system</text:span><text:span text:style-name="T211">. </text:span><text:span text:style-name="T213">In short, </text:span><text:span text:style-name="T214">a combination of: </text:span></text:p>
      <text:p text:style-name="P52"><text:span text:style-name="T214"><text:tab/>1.) </text:span><text:span text:style-name="T213">the lack of any device in the Glagolitic alphabet to render /ja ńa ŕa ĺa/ sequences (for which Glagolitic texts must use the jat' &lt;</text:span><text:span text:style-name="T215">ⱑ</text:span><text:span text:style-name="T213">&gt; letter whose base-value is /ě/)</text:span><text:span text:style-name="T214">; </text:span></text:p>
      <text:p text:style-name="P53"><text:span text:style-name="T214"><text:tab/>2.)</text:span><text:span text:style-name="T216"> overwhelming</text:span><text:span text:style-name="T214"> spellings of palatal-letter (&lt;</text:span><text:span text:style-name="T217">ⱍⱎⰶⱌ</text:span><text:span text:style-name="T214">&gt;) + jat' in the Kiev Folia (</text:span><text:span text:style-name="T216">the oldest and therefore least distant </text:span><text:span text:style-name="T218">ms. </text:span><text:span text:style-name="T216">from the </text:span><text:span text:style-name="T219">'</text:span><text:span text:style-name="T216">original</text:span><text:span text:style-name="T219">'</text:span><text:span text:style-name="T216"> </text:span><text:span text:style-name="T219">OCS,</text:span><text:span text:style-name="T216"> as first codified by Cyrill and Methodius</text:span><text:span text:style-name="T220"> and</text:span><text:span text:style-name="T214"> </text:span><text:span text:style-name="T216">for which the Glagolitic alphabet was devised</text:span><text:span text:style-name="T214">)</text:span><text:span text:style-name="T216"> </text:span><text:span text:style-name="T214">for the reflexes of LCS *č/š/ž/ћ + *Ǣ </text:span><text:span text:style-name="T216">(</text:span><text:span text:style-name="T221">e.g. </text:span><text:span text:style-name="T222">ⱁⰱⱑⱌⱑⰾⱏ</text:span><text:span text:style-name="T221"> &lt;*ob‑věћǢlъ</text:span><text:span text:style-name="T216">, </text:span><text:span text:style-name="T222">ⰴⱆⱎⱑⰿⰻ</text:span><text:span text:style-name="T221"> &lt;*dušǢmi),</text:span><text:span text:style-name="T216"> </text:span><text:span text:style-name="T214">as well as occasional traces of such spellings in later Glagolitic OCS (e.g. Psal. </text:span><text:span text:style-name="T217">ⱍⱑⱎⱗ </text:span><text:span text:style-name="T214">&lt;*čǢšę); and</text:span></text:p>
      <text:p text:style-name="P53"><text:span text:style-name="T223"><text:tab/></text:span><text:span text:style-name="T214">3.) the evidence of certain modern Bulgarian dialects, which have reflexes of LCS *ě in words like </text:span><text:span text:style-name="T224">ж'еба &lt;</text:span><text:span text:style-name="T225">*žǢba 'toad'</text:span><text:span text:style-name="T226">,</text:span></text:p>
      <text:p text:style-name="P54"/>
      <text:p text:style-name="P55"><text:span text:style-name="T227">all together point very strongly towards there having occurred a split on the Southeastern periphery of Slavic between LCS dialects which have /ě/ &lt; *Ǣ and the majority of the rest which got /a/, and that original OCS </text:span><text:span text:style-name="T228">('Urkirchenslavisch') </text:span><text:span text:style-name="T227">was a</text:span><text:span text:style-name="T229">n</text:span><text:span text:style-name="T227"> *Ǣ &gt; /ě/ dialect.</text:span><text:span text:style-name="T230"> I posit that *Ǣ remained until the opposition /a/:/ě/ after palatal consonants was reintroduced when PV2 and PV3 brought new soft-consonants /c ś </text:span>dź<text:span text:style-name="T231">/ into the system, which could be followed by both /a/ and /ě/: /stь</text:span><text:span text:style-name="T232">dźa</text:span><text:span text:style-name="T231">/ &lt; *stьga (PV3) vs /no</text:span><text:span text:style-name="T232">dźě</text:span><text:span text:style-name="T233">/ &lt;*nogě (PV</text:span><text:span text:style-name="T234">2</text:span><text:span text:style-name="T233">) (Winslow 2022: 304-305). </text:span><text:span text:style-name="T235">Thus since</text:span><text:span text:style-name="T233"> my LCS system </text:span><text:span text:style-name="T235">is based on</text:span><text:span text:style-name="T233"> a point just </text:span><text:span text:style-name="T236">before</text:span><text:span text:style-name="T233"> PV2 and PV3, </text:span><text:span text:style-name="T235">I must also retain the *Ǣ archiphoneme.</text:span><text:span text:style-name="T235"><text:note text:id="ftn5" text:note-class="footnote"><text:note-citation>5</text:note-citation><text:note-body><text:p text:style-name="P56">It's possible to argue that <text:span text:style-name="T237">the </text:span>short *Æ <text:span text:style-name="T237">counterpart to *Ǣ </text:span>persisted in ESl. until after the Fall of the Jers, and that the so-called e &gt; o shift before hard-consonants / back-vowelled syllables is actually just the resolution of this archiphoneme as /o/ (where palatalisation of the preceding consonant remained, <text:span text:style-name="T238">e.g. </text:span>Ukr. <text:span text:style-name="T239">бджола</text:span> &lt;*pъčÆla, or was newly phonemicised, <text:span text:style-name="T238">e.g. </text:span>Ru. <text:span text:style-name="T239">вёсла</text:span> &lt;*v'Æsla &lt;*vesla), and that there was never a stage whe<text:span text:style-name="T240">n</text:span> these words had /e/ (based among other things on &lt;о&gt; spellings regardless of stress after palatal-letters in very early texts, and even after the letters for secondarily-soft LCS plain consonants in the Birchbark <text:span text:style-name="T241">documents</text:span> (Le Feuvre 1993, Nakonečnyj 1962), but there isn't space to elaborate on the issue here (see Winslow 2022: 304 fn.16). <text:span text:style-name="T242">U</text:span>nlike <text:span text:style-name="T242">the situation with long</text:span> *<text:span text:style-name="T242">Ǣ</text:span>,<text:span text:style-name="T242"> </text:span>OCS shows no sign of anything but an /e/ reflex<text:span text:style-name="T242"> of short *Æ</text:span> (and indeed the fact that the East Slavs inherited their writing system ultimately from <text:span text:style-name="T238">the Urkirchenslavisch system</text:span> designed for such a dialect, rather than one which had a clear way of writing &lt;soft consonant&gt; + &lt;o&gt;, is likely the reason that /o/ reflexes are <text:span text:style-name="T243">so </text:span>rarely detectable in the early texts, since &lt;e&gt; had to be used for both /e/ and /’o/, cf. the spelling <text:span text:style-name="T244">є̑</text:span><text:span text:style-name="T245">вшанъ</text:span> of the Kipchak word /jovşan/ ‘wormwood’ in the Hypatian Codex, whose modern cognates <text:span text:style-name="T246">(</text:span>Turkmen <text:span text:style-name="T239">ýow</text:span><text:span text:style-name="T247">ş</text:span><text:span text:style-name="T239">an</text:span><text:span text:style-name="T246"> /jowşan/</text:span>, Kazakh <text:span text:style-name="T239">жусан</text:span> /žuwsan/<text:span text:style-name="T248">, Azeri </text:span><text:span text:style-name="T249">yov</text:span><text:span text:style-name="T247">ş</text:span><text:span text:style-name="T249">an</text:span><text:span text:style-name="T246">)</text:span> unambiguously point to a Kipchak <text:span text:style-name="T250">/o</text:span><text:span text:style-name="T251">/</text:span>), and the history of the East Slavic /o/ reflexes remains the subject of much disagreement, so it's simpler for everyone <text:span text:style-name="T252">if I</text:span> continue the traditional practice of writing LCS *e<text:span text:style-name="T253"> after palatals</text:span>, even if that strictly speaking is inconsistent with my use of *<text:span text:style-name="T242">Ǣ</text:span>.</text:p></text:note-body></text:note></text:span><text:span text:style-name="T233"> </text:span></text:p>
      <text:p text:style-name="P57"/>
      <text:p text:style-name="P58"><text:span text:style-name="T254">T</text:span><text:span text:style-name="T255">he syllabic liquids /</text:span><text:span text:style-name="T256">ŕ̥ ĺ̥ r̥ l̥</text:span><text:span text:style-name="T255">/ </text:span><text:span text:style-name="T254">are included </text:span><text:span text:style-name="T255">as unitary vocalic phonemes,</text:span><text:span text:style-name="T257"> following Schenker (1995: 94),</text:span><text:span text:style-name="T255"> rather than as combinations of /ь ъ/ + /ŕ ĺ r</text:span><text:span text:style-name="T254"> </text:span><text:span text:style-name="T255">l/, because these groups descend from PIE syllabic liquids and many descendant </text:span><text:span text:style-name="T257">South </text:span><text:span text:style-name="T255">Slavic dialects which retain syllabic liquids in this position</text:span><text:span text:style-name="T258"> (</text:span><text:span text:style-name="T257">including </text:span><text:span text:style-name="T259">most of</text:span><text:span text:style-name="T258"> those underlying canonical OCS)</text:span><text:span text:style-name="T255"> do not show any evidence of an intervening oral-vowel + liquid stage (such a view is shared by Bethin 199</text:span><text:span text:style-name="T260">8</text:span><text:span text:style-name="T255">: 71-72; cf. also Bulgarian dialectal evidence in Stojkov 1954: 130-131, where hard consonants precede reflexes of the LCS /ĺ ŕ/ even in dialects with secondarily-palatalised consonants before fallen weak LCS /ь/)</text:span><text:span text:style-name="T261"> </text:span><text:span text:style-name="T262">this reference to </text:span><text:soft-page-break/><text:span text:style-name="T262">Stojkov is lifted straight from my 2022 article, and I didn't provide any examples in that either, even though I must've had the physical book in front of me when I first wrote it, and the reason probably is that it would be too annoying to explain and convert whatever arcane Cyrillic-based notation is used there for rendering dialect forms</text:span></text:p>
      <text:p text:style-name="P59">The need for both front and back *ŕ̥ *r̥ is unambiguously shown by the East Slavic reflexes /er/ and /or/ (<text:span text:style-name="T263">Ru. </text:span><text:span text:style-name="T239">смерть</text:span>, <text:span text:style-name="T239">морковь</text:span>), but *ĺ̥ vs *l̥ is more complicated: PIE<text:span text:style-name="T264"> *pl̥nos,</text:span> *<text:span text:style-name="T264">wl̥k</text:span><text:span text:style-name="T265">w</text:span><text:span text:style-name="T266">os &gt;</text:span> Lithuanian<text:span text:style-name="T239"> pilnas</text:span><text:span text:style-name="T267"> 'full',</text:span><text:span text:style-name="T239"> wilkas</text:span><text:span text:style-name="T267"> 'wolf'</text:span><text:span text:style-name="T239"> </text:span><text:span text:style-name="T267">(LCS *pĺ̥nъ</text:span><text:span text:style-name="T268">, *vĺ̥kъ</text:span><text:span text:style-name="T267">) vs</text:span><text:span text:style-name="T269"> Lith.</text:span><text:span text:style-name="T239"> stulpas</text:span><text:span text:style-name="T267"> (LCS *stl̥pъ 'pillar') suggests that Balto-Slavic had differentiated front/back variants of the PIE syllabic </text:span><text:span text:style-name="T270">*l̥</text:span><text:span text:style-name="T268"> (Bethin 1998: 69)</text:span><text:span text:style-name="T271">, </text:span><text:span text:style-name="T268">but the ancestor to East Slavic backed all vowels preceding tautosyllabic /l/ (Ru. молоко &lt; Proto-ESl. *molko <text:s/>&lt; LCS *melko &gt; OCS млѣко), and thus only has /</text:span><text:span text:style-name="T272">ol</text:span><text:span text:style-name="T268">/ reflexes here: Ru. </text:span><text:span text:style-name="T271">волк</text:span><text:span text:style-name="T268">, </text:span><text:span text:style-name="T271">столб</text:span><text:span text:style-name="T273">,</text:span><text:span text:style-name="T268"> </text:span><text:span text:style-name="T271">полный</text:span><text:span text:style-name="T268">. It's true that Polish has </text:span><text:span text:style-name="T271">wilk </text:span><text:span text:style-name="T268">and </text:span><text:span text:style-name="T271">milcze</text:span><text:span text:style-name="T274">ć</text:span><text:span text:style-name="T268"> (&lt;*mĺ̥čǢti), but the Polish reflexes are complicated and likely have more to do with the surrounding consonants: </text:span><text:span text:style-name="T267">*pĺ̥nъ</text:span><text:span text:style-name="T268"> </text:span><text:span text:style-name="T275">by contrast </text:span><text:span text:style-name="T268">gives </text:span><text:span text:style-name="T271">pe</text:span><text:span text:style-name="T274">ł</text:span><text:span text:style-name="T271">ny </text:span><text:span text:style-name="T268">with hardened /l/ and the Polish non-palatalising</text:span><text:span text:style-name="T276">-</text:span><text:span text:style-name="T268">/e/ reflex of *ъ</text:span><text:span text:style-name="T275">, and the differing reflexes in</text:span><text:span text:style-name="T277"> wierzch</text:span><text:span text:style-name="T275"> &lt;*vŕ̥xъ, <text:s/></text:span><text:span text:style-name="T278">ś</text:span><text:span text:style-name="T277">mier</text:span><text:span text:style-name="T274">ć</text:span><text:span text:style-name="T279"> &lt;*sъmŕ̥tь and </text:span><text:span text:style-name="T278">martwy</text:span><text:span text:style-name="T279"> &lt;*mŕ̥tvъ</text:span><text:span text:style-name="T280">jь</text:span><text:span text:style-name="T279"> rule out any explanation based on </text:span><text:span text:style-name="T281">the </text:span><text:span text:style-name="T279">nature of the LCS syllabic-liquid alone </text:span><text:span text:style-name="T275">(for </text:span><text:span text:style-name="T282">more </text:span><text:span text:style-name="T275">discussion see Bethin op. cit.: 73-75). </text:span></text:p>
      <text:p text:style-name="P60"><text:span text:style-name="T283">While m</text:span><text:span text:style-name="T284">ost OCS shows no sign at all of a front-back distinction</text:span><text:span text:style-name="T285"> in the syllabic-liquids</text:span><text:span text:style-name="T283"> and writes</text:span><text:span text:style-name="T284"> the reflexes of these groups </text:span><text:span text:style-name="T285">overwhelmingly</text:span><text:span text:style-name="T283"> with</text:span><text:span text:style-name="T284"> &lt;</text:span><text:span text:style-name="T286">ръ</text:span><text:span text:style-name="T284">&gt;</text:span><text:span text:style-name="T283"> and</text:span><text:span text:style-name="T284"> &lt;</text:span><text:span text:style-name="T286">лъ</text:span><text:span text:style-name="T284">&gt;,</text:span><text:span text:style-name="T285"> the Kiev Folia, which is the only OCS text that reflects a pre-Jer Shift stage and is very nearly flawless in its etymologically correct rendering of the jers, </text:span><text:span text:style-name="T287">also </text:span><text:span text:style-name="T285">spells *ŕ̥ *r̥ and *ĺ̥ <text:s/></text:span><text:span text:style-name="T287">as one would expect: </text:span><text:span text:style-name="T288">ⱄⰽⰲ</text:span><text:span text:style-name="T289">ⱃⱐ</text:span><text:span text:style-name="T288">ⱀ‑</text:span><text:span text:style-name="T287"> </text:span><text:span text:style-name="T288">ⱅⰲ</text:span><text:span text:style-name="T289">ⱃⱐ</text:span><text:span text:style-name="T288">ⰴ‑ ⱄ</text:span><text:span text:style-name="T289">ⱃⱐ</text:span><text:span text:style-name="T288">ⰴⱐⱌ‑ ⰴ</text:span><text:span text:style-name="T289">ⱃⱐ</text:span><text:span text:style-name="T288">ⰶ‑ </text:span><text:span text:style-name="T287">&lt;*ŕ̥, </text:span><text:span text:style-name="T288">ⱄⰽ</text:span><text:span text:style-name="T289">ⱃⱏ</text:span><text:span text:style-name="T288">ⰱⱐⱀⰹ</text:span><text:span text:style-name="T287"> &lt;*r̥, and </text:span><text:span text:style-name="T288">ⱀⰰⱂ</text:span><text:span text:style-name="T289">ⰾⱐ</text:span><text:span text:style-name="T288">ⱀⰵⱀⰺ</text:span><text:span text:style-name="T287"> &lt;*ĺ̥ </text:span><text:span text:style-name="T290">(Winslow 2022: 313)</text:span><text:span text:style-name="T291">,</text:span><text:span text:style-name="T290"> </text:span><text:span text:style-name="T287">and even Zographensis spells all 5 occurences of *vĺ̥k‑ 'wolf' with </text:span><text:span text:style-name="T288">ⰲ</text:span><text:span text:style-name="T289">ⰾⱐ</text:span><text:span text:style-name="T292">ⰽ</text:span><text:span text:style-name="T287">‑/</text:span><text:span text:style-name="T288">ⰲ</text:span><text:span text:style-name="T289">ⰾⱐ</text:span><text:span text:style-name="T288">ⱌ</text:span><text:span text:style-name="T287">‑ and all 15 instances of its *‑mĺ̥č‑ root with ‑</text:span><text:span text:style-name="T288">ⰿ</text:span><text:span text:style-name="T289">ⰾⱐ</text:span><text:span text:style-name="T288">ⱍ</text:span><text:span text:style-name="T287">‑</text:span><text:span text:style-name="T283"> (e.g. </text:span><text:span text:style-name="T293">ⱆⰿ</text:span><text:span text:style-name="T294">ⰾⱐ</text:span><text:span text:style-name="T293">ⱍⰰⱎⱔ</text:span><text:span text:style-name="T283">)</text:span><text:span text:style-name="T295"> these numbers are based only on </text:span><text:span text:style-name="T296">searching </text:span><text:span text:style-name="T295">my auto-reconstructed Zogr, about a quarter of which is also auto-tagged, so </text:span><text:span text:style-name="T297">it's possible there are</text:span><text:span text:style-name="T295"> more occurrences of these roots</text:span><text:span text:style-name="T283">.</text:span><text:span text:style-name="T290"> </text:span><text:span text:style-name="T283">Therefore, taken as a whole the Slavic evidence </text:span><text:span text:style-name="T298">pretty securely points to front and back variants of both syllabic liquids,</text:span><text:span text:style-name="T283"> and for searching purposes it's far preferable to denote them with separate symbols</text:span><text:span text:style-name="T283"><text:note text:id="ftn6" text:note-class="footnote"><text:note-citation>6</text:note-citation><text:note-body><text:p text:style-name="P61">In the database I will have to use the single Unicode characters <text:span text:style-name="T299">&lt;</text:span>ṛ ṝ ḷ ḹ<text:span text:style-name="T299">&gt;</text:span>, rather than what's shown in my table, since the latter cannot actually be rendered without <text:span text:style-name="T300">using the letters for /r ŕ l ĺ/ plus the 'combining ring below' U+0325 symbol, which means searches for the consonant</text:span><text:span text:style-name="T301">al</text:span><text:span text:style-name="T300"> liquids on their own will also return results containing syllabic liquids.</text:span><text:span text:style-name="T299"> The same </text:span><text:span text:style-name="T302">problem affect</text:span><text:span text:style-name="T303">s</text:span><text:span text:style-name="T299"> /</text:span><text:span text:style-name="T304">ę̌</text:span><text:span text:style-name="T305"> </text:span><text:span text:style-name="T184">y̨</text:span><text:span text:style-name="T306">/, which I will have to replace with &lt;ḝ ỹ&gt;. </text:span></text:p></text:note-body></text:note></text:span><text:span text:style-name="T283"> rather than as the sequences /ьr ъr ьl ъl/ (which there is zero evidence for anyway). </text:span></text:p>
      <text:p text:style-name="P62"/>
      <text:p text:style-name="P63">word-initial *jь‑, *ji‑, Ukr. ськати, Derksen etc.<text:span text:style-name="T307"> </text:span></text:p>
      <text:p text:style-name="P63"/>
      <text:p text:style-name="P64">treatment of clusters like jьs-šьdъ jьs-kě, which in OCS are simplified but kept separate by me, vs ot-xod, ob-xod, which I reconstruct as simplified to ox-, ox-<text:span text:style-name="T308">, issues of reformation with jer-containing prefixes like otъ- in many words </text:span></text:p>
      <text:p text:style-name="P63"/>
      <text:p text:style-name="P65">dejotation of dj, tj, kt - the debate about the timing of the dejotation is irrelevant to me (see Kortlandt, Vermeer etc. if interested), but it's far more useful for searching if /j/ only refers to /j/ on its own, rather than also bringing in dj, tj, sj, nj etc, so writing the reflexes of these groups as unitary ђ ћ š ń etc. is the best solution. *stj and *zdj are differentiated from the PV1 reflexes of *sk and *zg by writing the former as *šћ and *žђ and the latter as *šč and *žǯ, even though they must've fallen together in the CS period because their modern reflexes do not differ from each other anywhere, because they often alternate with their respective un-palatalised counterparts morphologically and derivationally, e.g. <text:span text:style-name="T309">očistiti očišћenьje vs. jьskati jьščǫ, dъžђь vs jьzgъnati jьžǯenǫ &gt; .</text:span></text:p>
      <text:p text:style-name="P66">Autoreconstructed forms are actually built out of a pre-dejotation stage, with dejotation applied as a post-processing step, because this greatly simplifies the inflectional morphology in places like the <text:span text:style-name="T310">1sg. pres and </text:span>past-active-participle of class IV (-iti) verbs<text:span text:style-name="T310">: we can just use the desinences *-jǫ and *-jь regardless of stem-consonant, and then apply dejotation later in a post-processing step that every word undergoes, rather than needing a whole set of consonant-mutation rules for these endings</text:span><text:span text:style-name="T311">. Therefore it would be possible to allow searching based on pre-dejotation forms, but </text:span><text:span text:style-name="T312">this offers no benefits except accessibility to scholars more used to pre-dejotation LCS (and such </text:span><text:soft-page-break/><text:span text:style-name="T312">accessibility could be trivially added anyway by silently converting such consonant+/j/ combinations in search-queries to my unitary palatals</text:span><text:span text:style-name="T313"> before they are sent to the database</text:span><text:span text:style-name="T312">). </text:span></text:p>
      <text:p text:style-name="P67"/>
      <text:p text:style-name="P68"><text:span text:style-name="T314">An example of</text:span><text:span text:style-name="T315"> </text:span><text:span text:style-name="T314">morphological</text:span><text:span text:style-name="T315"> </text:span><text:span text:style-name="T314">change contingent upon structural phonological change, leading to manuscript forms which preclude </text:span><text:span text:style-name="T315">any</text:span><text:span text:style-name="T314"> </text:span><text:span text:style-name="T316">valid re</text:span><text:span text:style-name="T317">construction</text:span><text:span text:style-name="T314"> of </text:span><text:span text:style-name="T315">their</text:span><text:span text:style-name="T314"> direct LCS-stage ancestor</text:span><text:span text:style-name="T315">s</text:span><text:span text:style-name="T314">, </text:span><text:span text:style-name="T315">is the replacement of i‑stem endings with those of the corresponding jo- or j</text:span><text:span text:style-name="T318">ā-stems</text:span><text:span text:style-name="T315">, in nouns whose stems end on labials or the subset of LCS dental consonants which lack palatal counterparts, viz. /d t s z/. </text:span><text:span text:style-name="T316">Evidence </text:span><text:span text:style-name="T319">for</text:span><text:span text:style-name="T316"> such a change is furnished by the </text:span><text:span text:style-name="T320">Old Russian masc gen./acc. form </text:span><text:span text:style-name="T321">татѧ</text:span><text:span text:style-name="T322"> </text:span><text:span text:style-name="T320">from the 1229 Treaty between Smolensk, Riga and Gotland (Version A).</text:span><text:span text:style-name="T323"> </text:span><text:span text:style-name="T322">LCS *tatь is a</text:span><text:span text:style-name="T323"> masc. i-stem noun with genitive *tati, as it still appears in the Codex Suprasliensis translation of John Chrysostom's Homily for Holy Thursday (</text:span><text:span text:style-name="T324">...то кажетъ владꙑкꙑ чловѣколюбь҆ѥ҅· ꙗ҅ко прѣданника раꙁбои҅ника тат</text:span><text:span text:style-name="T325">и</text:span><text:span text:style-name="T324">...</text:span><text:span text:style-name="T323">)</text:span><text:span text:style-name="T322">, but in the dialect underlying the </text:span><text:span text:style-name="T326">1229</text:span><text:span text:style-name="T327"> Treaty</text:span><text:span text:style-name="T322"> the rise of </text:span><text:span text:style-name="T328">phonemically </text:span><text:span text:style-name="T322">palatalised /t'/ </text:span><text:span text:style-name="T328">after the Jer Shift means that the stem (and the nom. sg. </text:span><text:span text:style-name="T329">тать</text:span><text:span text:style-name="T328"> /tat'/) of this noun now end</text:span><text:span text:style-name="T330">s</text:span><text:span text:style-name="T328"> on the same class of "soft" consonants as original jo-stem nouns like *pastyŕь &gt; /pastyr'/, where the original LCS palatal *ŕ has fallen together with secondarily-palatalised /r'/ from plain LCS *r before LCS front-vowels</text:span><text:span text:style-name="T331">, in e.g. the original i-stem *zvěrь &gt; /zvěr'/. This system thus no longer distinguishes between </text:span><text:span text:style-name="T330">descendants of the original</text:span><text:span text:style-name="T331"> LCS palatals and </text:span><text:span text:style-name="T330">the newly </text:span><text:span text:style-name="T331">secondarily-palatalised consonants like /t'/,</text:span><text:span text:style-name="T332"> </text:span><text:span text:style-name="T330">both are now together in the set of 'soft' consonants, opposed to their </text:span><text:span text:style-name="T333">'plain' or </text:span><text:span text:style-name="T330">'hard' counterparts, and so tend towards taking the same set of inflectional endings (in this case those of the original jo-stems)</text:span><text:span text:style-name="T334">. </text:span><text:span text:style-name="T335">Consequently, a word like </text:span><text:span text:style-name="T329">тать</text:span><text:span text:style-name="T335"> has begun to take jo-stem endings, including the Old Russian /a/ reflex of LCS *Ǣ in the gen</text:span><text:span text:style-name="T336">itive/accusative singular.</text:span></text:p>
      <text:p text:style-name="P68"><text:span text:style-name="T334">LCS /Ǣ/</text:span><text:span text:style-name="T337">, though,</text:span><text:span text:style-name="T334"> by definition can only occur after LCS palatal consonants</text:span><text:span text:style-name="T338"> (see </text:span><text:span text:style-name="T339">above</text:span><text:span text:style-name="T338">)</text:span><text:span text:style-name="T334">, so</text:span><text:span text:style-name="T340"> a reconstruction *tatǢ is just nonsensical. In the case of the </text:span><text:span text:style-name="T333">dat. sg.</text:span><text:span text:style-name="T340"> /u/-desinence (</text:span><text:span text:style-name="T333">which isn't</text:span><text:span text:style-name="T340"> attested in our Treaty but it exists in modern Russian</text:span><text:span text:style-name="T341"> татю</text:span><text:span text:style-name="T342">), we don't even have an LCS archiphoneme available to signal a preceding soft-consonant; there's simply no way of getting from LCS *tatu to Russian /tat'u</text:span><text:span text:style-name="T343">/, </text:span><text:span text:style-name="T344">because</text:span><text:span text:style-name="T345"> </text:span><text:span text:style-name="T346">such a form was only made possible by the rise of phonemic /t'/, so </text:span><text:span text:style-name="T347">our ability to index it with our LCS system is gone.</text:span></text:p>
      <text:p text:style-name="P69"><text:span text:style-name="T348"/></text:p>
      <text:p text:style-name="P70"/>
      <text:p text:style-name="P70"/>
      <text:p text:style-name="P71">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72"/>
      <text:p text:style-name="P73"><text:span text:style-name="T349">For example, whether or not </text:span><text:span text:style-name="T350">there actually existed at the LCS stage a</text:span><text:span text:style-name="T349"> </text:span><text:span text:style-name="T351">mechanism for deriving </text:span><text:span text:style-name="T349">secondary-imperfective verb</text:span><text:span text:style-name="T351">s like OCS</text:span><text:span text:style-name="T349"> </text:span><text:span text:style-name="T352">разарꙗти</text:span><text:span text:style-name="T353"> </text:span><text:span text:style-name="T354">&lt;*orzaŕǢti</text:span><text:span text:style-name="T355"> from the prefixed </text:span><text:span text:style-name="T356">разорити</text:span><text:span text:style-name="T355"> </text:span><text:span text:style-name="T357">*</text:span><text:span text:style-name="T350">orzoriti is irrelevant, because LCS /</text:span><text:span text:style-name="T354">orzaŕǢti/ does not violate the rule of LCS phonotactics: palatal /ŕ/ can be followed by /Ǣ/ </text:span><text:span text:style-name="T350"><text:s/></text:span><text:span text:style-name="T358">because such a combination exists in the paradigms of wholly securely reconstructable jo-stem nouns, e.g. nt. gen. sg. *moŕǢ</text:span><text:span text:style-name="T359"> (&gt; Pol. morza, OCS </text:span><text:span text:style-name="T360">морꙗ</text:span><text:span text:style-name="T359">, Ru. моря, etc.)</text:span></text:p>
      <text:p text:style-name="P74"/>
      <text:p text:style-name="P75"><text:span text:style-name="T255">In the case of Supr. Gsg. masc. ꙁвѣрѣ, for an original i-stem (звѣри &lt;*zvěri),</text:span><text:span text:style-name="T36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362">and its stem now </text:span><text:span text:style-name="T361">end</text:span><text:span text:style-name="T362">ed</text:span><text:span text:style-name="T361"> on the same consonant </text:span><text:span text:style-name="T362">/r'/ </text:span><text:span text:style-name="T361">as</text:span><text:span text:style-name="T362"> original ja- and jo-stems ending on LCS *ŕ like </text:span><text:span text:style-name="T363">мор</text:span><text:span text:style-name="T364">҄</text:span><text:span text:style-name="T363">е</text:span><text:span text:style-name="T362"> and </text:span><text:span text:style-name="T363">боурꙗ</text:span><text:span text:style-name="T365">, so it began to be inflected as a jo-stem masculine instead of an i-stem. </text:span></text:p>
      <text:p text:style-name="P76"><text:span text:style-name="T366"><text:s/>Most clearly in Russian, but also in Eastern Bulgarian dialects, the development of </text:span><text:span text:style-name="T367">and (on the evidence of forms of the word господь) in the dialects of at least some of the antigraphs of some OCS texts, </text:span></text:p>
      <text:p text:style-name="P77"><text:soft-page-break/></text:p>
      <text:p text:style-name="P78">It should be emphasised that the historical reality of our reconstructions is only of concern at the phonological level<text:span text:style-name="T368">, that is, phonemes and phonotactics; the plausibility of higher-level structures built out of these units, <text:s/></text:span></text:p>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5-31T01:51:08.881438989</dc:date>
    <meta:editing-duration>P5DT6H17M58S</meta:editing-duration>
    <meta:editing-cycles>342</meta:editing-cycles>
    <meta:generator>LibreOffice/25.2.2.2$Linux_X86_64 LibreOffice_project/520$Build-2</meta:generator>
    <meta:print-date>2025-05-30T04:59:34.304256084</meta:print-date>
    <meta:printed-by>PDF files</meta:printed-by>
    <meta:document-statistic meta:table-count="2" meta:image-count="0" meta:object-count="0" meta:page-count="7" meta:paragraph-count="80" meta:word-count="4144" meta:character-count="26116" meta:non-whitespace-character-count="21914"/>
  </office:meta>
</office:document-meta>
</file>